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413701TT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hromosom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log2</text:p>
          </table:table-cell>
          <table:table-cell office:value-type="string" calcext:value-type="string">
            <text:p>ci_lo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n1</text:p>
          </table:table-cell>
          <table:table-cell office:value-type="string" calcext:value-type="string">
            <text:p>cn2</text:p>
          </table:table-cell>
          <table:table-cell/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65509" calcext:value-type="float">
            <text:p>65509</text:p>
          </table:table-cell>
          <table:table-cell office:value-type="float" office:value="6445735" calcext:value-type="float">
            <text:p>6445735</text:p>
          </table:table-cell>
          <table:table-cell table:formula="of:=[.C2]-[.B2]+1" office:value-type="float" office:value="6380227" calcext:value-type="float">
            <text:p>6380227</text:p>
          </table:table-cell>
          <table:table-cell office:value-type="float" office:value="0.197066" calcext:value-type="float">
            <text:p>0.197066</text:p>
          </table:table-cell>
          <table:table-cell office:value-type="float" office:value="0.19009" calcext:value-type="float">
            <text:p>0.190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6453967" calcext:value-type="float">
            <text:p>6453967</text:p>
          </table:table-cell>
          <table:table-cell office:value-type="float" office:value="16721644" calcext:value-type="float">
            <text:p>16721644</text:p>
          </table:table-cell>
          <table:table-cell table:formula="of:=[.C3]-[.B3]+1" office:value-type="float" office:value="10267678" calcext:value-type="float">
            <text:p>10267678</text:p>
          </table:table-cell>
          <table:table-cell office:value-type="float" office:value="0.0236627" calcext:value-type="float">
            <text:p>0.0236627</text:p>
          </table:table-cell>
          <table:table-cell office:value-type="float" office:value="0.0172435" calcext:value-type="float">
            <text:p>0.01724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16725228" calcext:value-type="float">
            <text:p>16725228</text:p>
          </table:table-cell>
          <table:table-cell office:value-type="float" office:value="21771705" calcext:value-type="float">
            <text:p>21771705</text:p>
          </table:table-cell>
          <table:table-cell table:formula="of:=[.C4]-[.B4]+1" office:value-type="float" office:value="5046478" calcext:value-type="float">
            <text:p>5046478</text:p>
          </table:table-cell>
          <table:table-cell office:value-type="float" office:value="-0.141727" calcext:value-type="float">
            <text:p>-0.141727</text:p>
          </table:table-cell>
          <table:table-cell office:value-type="float" office:value="-0.152512" calcext:value-type="float">
            <text:p>-0.1525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1795151" calcext:value-type="float">
            <text:p>21795151</text:p>
          </table:table-cell>
          <table:table-cell office:value-type="float" office:value="21809947" calcext:value-type="float">
            <text:p>21809947</text:p>
          </table:table-cell>
          <table:table-cell table:formula="of:=[.C5]-[.B5]+1" office:value-type="float" office:value="14797" calcext:value-type="float">
            <text:p>14797</text:p>
          </table:table-cell>
          <table:table-cell office:value-type="float" office:value="0.79282" calcext:value-type="float">
            <text:p>0.79282</text:p>
          </table:table-cell>
          <table:table-cell office:value-type="float" office:value="0.731053" calcext:value-type="float">
            <text:p>0.73105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1810447" calcext:value-type="float">
            <text:p>21810447</text:p>
          </table:table-cell>
          <table:table-cell office:value-type="float" office:value="55527244" calcext:value-type="float">
            <text:p>55527244</text:p>
          </table:table-cell>
          <table:table-cell table:formula="of:=[.C6]-[.B6]+1" office:value-type="float" office:value="33716798" calcext:value-type="float">
            <text:p>33716798</text:p>
          </table:table-cell>
          <table:table-cell office:value-type="float" office:value="-0.158521" calcext:value-type="float">
            <text:p>-0.158521</text:p>
          </table:table-cell>
          <table:table-cell office:value-type="float" office:value="-0.162074" calcext:value-type="float">
            <text:p>-0.16207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55529031" calcext:value-type="float">
            <text:p>55529031</text:p>
          </table:table-cell>
          <table:table-cell office:value-type="float" office:value="104087732" calcext:value-type="float">
            <text:p>104087732</text:p>
          </table:table-cell>
          <table:table-cell table:formula="of:=[.C7]-[.B7]+1" office:value-type="float" office:value="48558702" calcext:value-type="float">
            <text:p>48558702</text:p>
          </table:table-cell>
          <table:table-cell office:value-type="float" office:value="-0.236487" calcext:value-type="float">
            <text:p>-0.236487</text:p>
          </table:table-cell>
          <table:table-cell office:value-type="float" office:value="-0.241461" calcext:value-type="float">
            <text:p>-0.24146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104114214" calcext:value-type="float">
            <text:p>104114214</text:p>
          </table:table-cell>
          <table:table-cell office:value-type="float" office:value="121128477" calcext:value-type="float">
            <text:p>121128477</text:p>
          </table:table-cell>
          <table:table-cell table:formula="of:=[.C8]-[.B8]+1" office:value-type="float" office:value="17014264" calcext:value-type="float">
            <text:p>17014264</text:p>
          </table:table-cell>
          <table:table-cell office:value-type="float" office:value="-0.169684" calcext:value-type="float">
            <text:p>-0.169684</text:p>
          </table:table-cell>
          <table:table-cell office:value-type="float" office:value="-0.174694" calcext:value-type="float">
            <text:p>-0.1746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142418095" calcext:value-type="float">
            <text:p>142418095</text:p>
          </table:table-cell>
          <table:table-cell office:value-type="float" office:value="145412764" calcext:value-type="float">
            <text:p>145412764</text:p>
          </table:table-cell>
          <table:table-cell table:formula="of:=[.C9]-[.B9]+1" office:value-type="float" office:value="2994670" calcext:value-type="float">
            <text:p>2994670</text:p>
          </table:table-cell>
          <table:table-cell office:value-type="float" office:value="0.167627" calcext:value-type="float">
            <text:p>0.167627</text:p>
          </table:table-cell>
          <table:table-cell office:value-type="float" office:value="0.141711" calcext:value-type="float">
            <text:p>0.1417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H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145413264" calcext:value-type="float">
            <text:p>145413264</text:p>
          </table:table-cell>
          <table:table-cell office:value-type="float" office:value="145826969" calcext:value-type="float">
            <text:p>145826969</text:p>
          </table:table-cell>
          <table:table-cell table:formula="of:=[.C10]-[.B10]+1" office:value-type="float" office:value="413706" calcext:value-type="float">
            <text:p>413706</text:p>
          </table:table-cell>
          <table:table-cell office:value-type="float" office:value="-0.321231" calcext:value-type="float">
            <text:p>-0.321231</text:p>
          </table:table-cell>
          <table:table-cell office:value-type="float" office:value="-0.343284" calcext:value-type="float">
            <text:p>-0.3432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</text:p>
          </table:table-cell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146252329" calcext:value-type="float">
            <text:p>146252329</text:p>
          </table:table-cell>
          <table:table-cell office:value-type="float" office:value="146466189" calcext:value-type="float">
            <text:p>146466189</text:p>
          </table:table-cell>
          <table:table-cell table:formula="of:=[.C11]-[.B11]+1" office:value-type="float" office:value="213861" calcext:value-type="float">
            <text:p>213861</text:p>
          </table:table-cell>
          <table:table-cell office:value-type="float" office:value="0.662931" calcext:value-type="float">
            <text:p>0.662931</text:p>
          </table:table-cell>
          <table:table-cell office:value-type="float" office:value="0.615699" calcext:value-type="float">
            <text:p>0.61569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146631122" calcext:value-type="float">
            <text:p>146631122</text:p>
          </table:table-cell>
          <table:table-cell office:value-type="float" office:value="147465187" calcext:value-type="float">
            <text:p>147465187</text:p>
          </table:table-cell>
          <table:table-cell table:formula="of:=[.C12]-[.B12]+1" office:value-type="float" office:value="834066" calcext:value-type="float">
            <text:p>834066</text:p>
          </table:table-cell>
          <table:table-cell office:value-type="float" office:value="-0.128671" calcext:value-type="float">
            <text:p>-0.128671</text:p>
          </table:table-cell>
          <table:table-cell office:value-type="float" office:value="-0.14585" calcext:value-type="float">
            <text:p>-0.1458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147576149" calcext:value-type="float">
            <text:p>147576149</text:p>
          </table:table-cell>
          <table:table-cell office:value-type="float" office:value="149859535" calcext:value-type="float">
            <text:p>149859535</text:p>
          </table:table-cell>
          <table:table-cell table:formula="of:=[.C13]-[.B13]+1" office:value-type="float" office:value="2283387" calcext:value-type="float">
            <text:p>2283387</text:p>
          </table:table-cell>
          <table:table-cell office:value-type="float" office:value="0.458834" calcext:value-type="float">
            <text:p>0.458834</text:p>
          </table:table-cell>
          <table:table-cell office:value-type="float" office:value="0.412966" calcext:value-type="float">
            <text:p>0.41296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149871603" calcext:value-type="float">
            <text:p>149871603</text:p>
          </table:table-cell>
          <table:table-cell office:value-type="float" office:value="152006345" calcext:value-type="float">
            <text:p>152006345</text:p>
          </table:table-cell>
          <table:table-cell table:formula="of:=[.C14]-[.B14]+1" office:value-type="float" office:value="2134743" calcext:value-type="float">
            <text:p>2134743</text:p>
          </table:table-cell>
          <table:table-cell office:value-type="float" office:value="-0.219038" calcext:value-type="float">
            <text:p>-0.219038</text:p>
          </table:table-cell>
          <table:table-cell office:value-type="float" office:value="-0.227501" calcext:value-type="float">
            <text:p>-0.2275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152009329" calcext:value-type="float">
            <text:p>152009329</text:p>
          </table:table-cell>
          <table:table-cell office:value-type="float" office:value="152800379" calcext:value-type="float">
            <text:p>152800379</text:p>
          </table:table-cell>
          <table:table-cell table:formula="of:=[.C15]-[.B15]+1" office:value-type="float" office:value="791051" calcext:value-type="float">
            <text:p>791051</text:p>
          </table:table-cell>
          <table:table-cell office:value-type="float" office:value="0.293533" calcext:value-type="float">
            <text:p>0.293533</text:p>
          </table:table-cell>
          <table:table-cell office:value-type="float" office:value="0.268317" calcext:value-type="float">
            <text:p>0.2683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152800879" calcext:value-type="float">
            <text:p>152800879</text:p>
          </table:table-cell>
          <table:table-cell office:value-type="float" office:value="198721910" calcext:value-type="float">
            <text:p>198721910</text:p>
          </table:table-cell>
          <table:table-cell table:formula="of:=[.C16]-[.B16]+1" office:value-type="float" office:value="45921032" calcext:value-type="float">
            <text:p>45921032</text:p>
          </table:table-cell>
          <table:table-cell office:value-type="float" office:value="-0.197955" calcext:value-type="float">
            <text:p>-0.197955</text:p>
          </table:table-cell>
          <table:table-cell office:value-type="float" office:value="-0.200642" calcext:value-type="float">
            <text:p>-0.2006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198723404" calcext:value-type="float">
            <text:p>198723404</text:p>
          </table:table-cell>
          <table:table-cell office:value-type="float" office:value="216741445" calcext:value-type="float">
            <text:p>216741445</text:p>
          </table:table-cell>
          <table:table-cell table:formula="of:=[.C17]-[.B17]+1" office:value-type="float" office:value="18018042" calcext:value-type="float">
            <text:p>18018042</text:p>
          </table:table-cell>
          <table:table-cell office:value-type="float" office:value="-0.114499" calcext:value-type="float">
            <text:p>-0.114499</text:p>
          </table:table-cell>
          <table:table-cell office:value-type="float" office:value="-0.118726" calcext:value-type="float">
            <text:p>-0.1187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</text:p>
          </table:table-cell>
          <table:table-cell office:value-type="float" office:value="216741945" calcext:value-type="float">
            <text:p>216741945</text:p>
          </table:table-cell>
          <table:table-cell office:value-type="float" office:value="249212580" calcext:value-type="float">
            <text:p>249212580</text:p>
          </table:table-cell>
          <table:table-cell table:formula="of:=[.C18]-[.B18]+1" office:value-type="float" office:value="32470636" calcext:value-type="float">
            <text:p>32470636</text:p>
          </table:table-cell>
          <table:table-cell office:value-type="float" office:value="0.00291842" calcext:value-type="float">
            <text:p>0.00291842</text:p>
          </table:table-cell>
          <table:table-cell office:value-type="float" office:value="0.000885671" calcext:value-type="float">
            <text:p>0.00088567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41557" calcext:value-type="float">
            <text:p>41557</text:p>
          </table:table-cell>
          <table:table-cell office:value-type="float" office:value="27248909" calcext:value-type="float">
            <text:p>27248909</text:p>
          </table:table-cell>
          <table:table-cell table:formula="of:=[.C19]-[.B19]+1" office:value-type="float" office:value="27207353" calcext:value-type="float">
            <text:p>27207353</text:p>
          </table:table-cell>
          <table:table-cell office:value-type="float" office:value="0.0296238" calcext:value-type="float">
            <text:p>0.0296238</text:p>
          </table:table-cell>
          <table:table-cell office:value-type="float" office:value="0.0245229" calcext:value-type="float">
            <text:p>0.02452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27249121" calcext:value-type="float">
            <text:p>27249121</text:p>
          </table:table-cell>
          <table:table-cell office:value-type="float" office:value="87012507" calcext:value-type="float">
            <text:p>87012507</text:p>
          </table:table-cell>
          <table:table-cell table:formula="of:=[.C20]-[.B20]+1" office:value-type="float" office:value="59763387" calcext:value-type="float">
            <text:p>59763387</text:p>
          </table:table-cell>
          <table:table-cell office:value-type="float" office:value="-0.0851807" calcext:value-type="float">
            <text:p>-0.0851807</text:p>
          </table:table-cell>
          <table:table-cell office:value-type="float" office:value="-0.0881206" calcext:value-type="float">
            <text:p>-0.08812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87013007" calcext:value-type="float">
            <text:p>87013007</text:p>
          </table:table-cell>
          <table:table-cell office:value-type="float" office:value="88366892" calcext:value-type="float">
            <text:p>88366892</text:p>
          </table:table-cell>
          <table:table-cell table:formula="of:=[.C21]-[.B21]+1" office:value-type="float" office:value="1353886" calcext:value-type="float">
            <text:p>1353886</text:p>
          </table:table-cell>
          <table:table-cell office:value-type="float" office:value="0.264104" calcext:value-type="float">
            <text:p>0.264104</text:p>
          </table:table-cell>
          <table:table-cell office:value-type="float" office:value="0.230016" calcext:value-type="float">
            <text:p>0.23001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88367392" calcext:value-type="float">
            <text:p>88367392</text:p>
          </table:table-cell>
          <table:table-cell office:value-type="float" office:value="89197309" calcext:value-type="float">
            <text:p>89197309</text:p>
          </table:table-cell>
          <table:table-cell table:formula="of:=[.C22]-[.B22]+1" office:value-type="float" office:value="829918" calcext:value-type="float">
            <text:p>829918</text:p>
          </table:table-cell>
          <table:table-cell office:value-type="float" office:value="-0.188713" calcext:value-type="float">
            <text:p>-0.188713</text:p>
          </table:table-cell>
          <table:table-cell office:value-type="float" office:value="-0.220363" calcext:value-type="float">
            <text:p>-0.2203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89246748" calcext:value-type="float">
            <text:p>89246748</text:p>
          </table:table-cell>
          <table:table-cell office:value-type="float" office:value="90423531" calcext:value-type="float">
            <text:p>90423531</text:p>
          </table:table-cell>
          <table:table-cell table:formula="of:=[.C23]-[.B23]+1" office:value-type="float" office:value="1176784" calcext:value-type="float">
            <text:p>1176784</text:p>
          </table:table-cell>
          <table:table-cell office:value-type="float" office:value="0.269925" calcext:value-type="float">
            <text:p>0.269925</text:p>
          </table:table-cell>
          <table:table-cell office:value-type="float" office:value="0.252904" calcext:value-type="float">
            <text:p>0.25290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95480719" calcext:value-type="float">
            <text:p>95480719</text:p>
          </table:table-cell>
          <table:table-cell office:value-type="float" office:value="95522922" calcext:value-type="float">
            <text:p>95522922</text:p>
          </table:table-cell>
          <table:table-cell table:formula="of:=[.C24]-[.B24]+1" office:value-type="float" office:value="42204" calcext:value-type="float">
            <text:p>42204</text:p>
          </table:table-cell>
          <table:table-cell office:value-type="float" office:value="0.582911" calcext:value-type="float">
            <text:p>0.582911</text:p>
          </table:table-cell>
          <table:table-cell office:value-type="float" office:value="0.522054" calcext:value-type="float">
            <text:p>0.52205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H+copy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95537295" calcext:value-type="float">
            <text:p>95537295</text:p>
          </table:table-cell>
          <table:table-cell office:value-type="float" office:value="96076782" calcext:value-type="float">
            <text:p>96076782</text:p>
          </table:table-cell>
          <table:table-cell table:formula="of:=[.C25]-[.B25]+1" office:value-type="float" office:value="539488" calcext:value-type="float">
            <text:p>539488</text:p>
          </table:table-cell>
          <table:table-cell office:value-type="float" office:value="-0.110823" calcext:value-type="float">
            <text:p>-0.110823</text:p>
          </table:table-cell>
          <table:table-cell office:value-type="float" office:value="-0.134604" calcext:value-type="float">
            <text:p>-0.13460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96078176" calcext:value-type="float">
            <text:p>96078176</text:p>
          </table:table-cell>
          <table:table-cell office:value-type="float" office:value="96548254" calcext:value-type="float">
            <text:p>96548254</text:p>
          </table:table-cell>
          <table:table-cell table:formula="of:=[.C26]-[.B26]+1" office:value-type="float" office:value="470079" calcext:value-type="float">
            <text:p>470079</text:p>
          </table:table-cell>
          <table:table-cell office:value-type="float" office:value="0.265697" calcext:value-type="float">
            <text:p>0.265697</text:p>
          </table:table-cell>
          <table:table-cell office:value-type="float" office:value="0.226852" calcext:value-type="float">
            <text:p>0.22685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96549820" calcext:value-type="float">
            <text:p>96549820</text:p>
          </table:table-cell>
          <table:table-cell office:value-type="float" office:value="96583623" calcext:value-type="float">
            <text:p>96583623</text:p>
          </table:table-cell>
          <table:table-cell table:formula="of:=[.C27]-[.B27]+1" office:value-type="float" office:value="33804" calcext:value-type="float">
            <text:p>33804</text:p>
          </table:table-cell>
          <table:table-cell office:value-type="float" office:value="1.00961" calcext:value-type="float">
            <text:p>1.00961</text:p>
          </table:table-cell>
          <table:table-cell office:value-type="float" office:value="0.955025" calcext:value-type="float">
            <text:p>0.95502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96585381" calcext:value-type="float">
            <text:p>96585381</text:p>
          </table:table-cell>
          <table:table-cell office:value-type="float" office:value="96690595" calcext:value-type="float">
            <text:p>96690595</text:p>
          </table:table-cell>
          <table:table-cell table:formula="of:=[.C28]-[.B28]+1" office:value-type="float" office:value="105215" calcext:value-type="float">
            <text:p>105215</text:p>
          </table:table-cell>
          <table:table-cell office:value-type="float" office:value="0.226369" calcext:value-type="float">
            <text:p>0.226369</text:p>
          </table:table-cell>
          <table:table-cell office:value-type="float" office:value="0.179537" calcext:value-type="float">
            <text:p>0.17953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96691659" calcext:value-type="float">
            <text:p>96691659</text:p>
          </table:table-cell>
          <table:table-cell office:value-type="float" office:value="97827926" calcext:value-type="float">
            <text:p>97827926</text:p>
          </table:table-cell>
          <table:table-cell table:formula="of:=[.C29]-[.B29]+1" office:value-type="float" office:value="1136268" calcext:value-type="float">
            <text:p>1136268</text:p>
          </table:table-cell>
          <table:table-cell office:value-type="float" office:value="-0.170573" calcext:value-type="float">
            <text:p>-0.170573</text:p>
          </table:table-cell>
          <table:table-cell office:value-type="float" office:value="-0.185887" calcext:value-type="float">
            <text:p>-0.18588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97829990" calcext:value-type="float">
            <text:p>97829990</text:p>
          </table:table-cell>
          <table:table-cell office:value-type="float" office:value="97881385" calcext:value-type="float">
            <text:p>97881385</text:p>
          </table:table-cell>
          <table:table-cell table:formula="of:=[.C30]-[.B30]+1" office:value-type="float" office:value="51396" calcext:value-type="float">
            <text:p>51396</text:p>
          </table:table-cell>
          <table:table-cell office:value-type="float" office:value="0.854638" calcext:value-type="float">
            <text:p>0.854638</text:p>
          </table:table-cell>
          <table:table-cell office:value-type="float" office:value="0.775439" calcext:value-type="float">
            <text:p>0.77543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97882903" calcext:value-type="float">
            <text:p>97882903</text:p>
          </table:table-cell>
          <table:table-cell office:value-type="float" office:value="98156211" calcext:value-type="float">
            <text:p>98156211</text:p>
          </table:table-cell>
          <table:table-cell table:formula="of:=[.C31]-[.B31]+1" office:value-type="float" office:value="273309" calcext:value-type="float">
            <text:p>273309</text:p>
          </table:table-cell>
          <table:table-cell office:value-type="float" office:value="0.302924" calcext:value-type="float">
            <text:p>0.302924</text:p>
          </table:table-cell>
          <table:table-cell office:value-type="float" office:value="0.263354" calcext:value-type="float">
            <text:p>0.26335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98156477" calcext:value-type="float">
            <text:p>98156477</text:p>
          </table:table-cell>
          <table:table-cell office:value-type="float" office:value="98177345" calcext:value-type="float">
            <text:p>98177345</text:p>
          </table:table-cell>
          <table:table-cell table:formula="of:=[.C32]-[.B32]+1" office:value-type="float" office:value="20869" calcext:value-type="float">
            <text:p>20869</text:p>
          </table:table-cell>
          <table:table-cell office:value-type="float" office:value="0.895044" calcext:value-type="float">
            <text:p>0.895044</text:p>
          </table:table-cell>
          <table:table-cell office:value-type="float" office:value="0.775011" calcext:value-type="float">
            <text:p>0.7750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98177845" calcext:value-type="float">
            <text:p>98177845</text:p>
          </table:table-cell>
          <table:table-cell office:value-type="float" office:value="135870219" calcext:value-type="float">
            <text:p>135870219</text:p>
          </table:table-cell>
          <table:table-cell table:formula="of:=[.C33]-[.B33]+1" office:value-type="float" office:value="37692375" calcext:value-type="float">
            <text:p>37692375</text:p>
          </table:table-cell>
          <table:table-cell office:value-type="float" office:value="-0.0909679" calcext:value-type="float">
            <text:p>-0.0909679</text:p>
          </table:table-cell>
          <table:table-cell office:value-type="float" office:value="-0.093817" calcext:value-type="float">
            <text:p>-0.0938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135870719" calcext:value-type="float">
            <text:p>135870719</text:p>
          </table:table-cell>
          <table:table-cell office:value-type="float" office:value="144903314" calcext:value-type="float">
            <text:p>144903314</text:p>
          </table:table-cell>
          <table:table-cell table:formula="of:=[.C34]-[.B34]+1" office:value-type="float" office:value="9032596" calcext:value-type="float">
            <text:p>9032596</text:p>
          </table:table-cell>
          <table:table-cell office:value-type="float" office:value="-0.203718" calcext:value-type="float">
            <text:p>-0.203718</text:p>
          </table:table-cell>
          <table:table-cell office:value-type="float" office:value="-0.212858" calcext:value-type="float">
            <text:p>-0.21285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144903814" calcext:value-type="float">
            <text:p>144903814</text:p>
          </table:table-cell>
          <table:table-cell office:value-type="float" office:value="179184550" calcext:value-type="float">
            <text:p>179184550</text:p>
          </table:table-cell>
          <table:table-cell table:formula="of:=[.C35]-[.B35]+1" office:value-type="float" office:value="34280737" calcext:value-type="float">
            <text:p>34280737</text:p>
          </table:table-cell>
          <table:table-cell office:value-type="float" office:value="-0.117282" calcext:value-type="float">
            <text:p>-0.117282</text:p>
          </table:table-cell>
          <table:table-cell office:value-type="float" office:value="-0.120301" calcext:value-type="float">
            <text:p>-0.1203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179185050" calcext:value-type="float">
            <text:p>179185050</text:p>
          </table:table-cell>
          <table:table-cell office:value-type="float" office:value="179516708" calcext:value-type="float">
            <text:p>179516708</text:p>
          </table:table-cell>
          <table:table-cell table:formula="of:=[.C36]-[.B36]+1" office:value-type="float" office:value="331659" calcext:value-type="float">
            <text:p>331659</text:p>
          </table:table-cell>
          <table:table-cell office:value-type="float" office:value="-0.235672" calcext:value-type="float">
            <text:p>-0.235672</text:p>
          </table:table-cell>
          <table:table-cell office:value-type="float" office:value="-0.24425" calcext:value-type="float">
            <text:p>-0.244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179516812" calcext:value-type="float">
            <text:p>179516812</text:p>
          </table:table-cell>
          <table:table-cell office:value-type="float" office:value="179527556" calcext:value-type="float">
            <text:p>179527556</text:p>
          </table:table-cell>
          <table:table-cell table:formula="of:=[.C37]-[.B37]+1" office:value-type="float" office:value="10745" calcext:value-type="float">
            <text:p>10745</text:p>
          </table:table-cell>
          <table:table-cell office:value-type="float" office:value="0.218976" calcext:value-type="float">
            <text:p>0.218976</text:p>
          </table:table-cell>
          <table:table-cell office:value-type="float" office:value="0.181592" calcext:value-type="float">
            <text:p>0.18159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179527682" calcext:value-type="float">
            <text:p>179527682</text:p>
          </table:table-cell>
          <table:table-cell office:value-type="float" office:value="189839302" calcext:value-type="float">
            <text:p>189839302</text:p>
          </table:table-cell>
          <table:table-cell table:formula="of:=[.C38]-[.B38]+1" office:value-type="float" office:value="10311621" calcext:value-type="float">
            <text:p>10311621</text:p>
          </table:table-cell>
          <table:table-cell office:value-type="float" office:value="-0.160496" calcext:value-type="float">
            <text:p>-0.160496</text:p>
          </table:table-cell>
          <table:table-cell office:value-type="float" office:value="-0.16735" calcext:value-type="float">
            <text:p>-0.1673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189849475" calcext:value-type="float">
            <text:p>189849475</text:p>
          </table:table-cell>
          <table:table-cell office:value-type="float" office:value="189964908" calcext:value-type="float">
            <text:p>189964908</text:p>
          </table:table-cell>
          <table:table-cell table:formula="of:=[.C39]-[.B39]+1" office:value-type="float" office:value="115434" calcext:value-type="float">
            <text:p>115434</text:p>
          </table:table-cell>
          <table:table-cell office:value-type="float" office:value="-0.431685" calcext:value-type="float">
            <text:p>-0.431685</text:p>
          </table:table-cell>
          <table:table-cell office:value-type="float" office:value="-0.461309" calcext:value-type="float">
            <text:p>-0.4613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</text:p>
          </table:table-cell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189974933" calcext:value-type="float">
            <text:p>189974933</text:p>
          </table:table-cell>
          <table:table-cell office:value-type="float" office:value="197184657" calcext:value-type="float">
            <text:p>197184657</text:p>
          </table:table-cell>
          <table:table-cell table:formula="of:=[.C40]-[.B40]+1" office:value-type="float" office:value="7209725" calcext:value-type="float">
            <text:p>7209725</text:p>
          </table:table-cell>
          <table:table-cell office:value-type="float" office:value="-0.124442" calcext:value-type="float">
            <text:p>-0.124442</text:p>
          </table:table-cell>
          <table:table-cell office:value-type="float" office:value="-0.133518" calcext:value-type="float">
            <text:p>-0.1335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197185053" calcext:value-type="float">
            <text:p>197185053</text:p>
          </table:table-cell>
          <table:table-cell office:value-type="float" office:value="227873068" calcext:value-type="float">
            <text:p>227873068</text:p>
          </table:table-cell>
          <table:table-cell table:formula="of:=[.C41]-[.B41]+1" office:value-type="float" office:value="30688016" calcext:value-type="float">
            <text:p>30688016</text:p>
          </table:table-cell>
          <table:table-cell office:value-type="float" office:value="-0.0596914" calcext:value-type="float">
            <text:p>-0.0596914</text:p>
          </table:table-cell>
          <table:table-cell office:value-type="float" office:value="-0.0636317" calcext:value-type="float">
            <text:p>-0.06363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227875019" calcext:value-type="float">
            <text:p>227875019</text:p>
          </table:table-cell>
          <table:table-cell office:value-type="float" office:value="228178902" calcext:value-type="float">
            <text:p>228178902</text:p>
          </table:table-cell>
          <table:table-cell table:formula="of:=[.C42]-[.B42]+1" office:value-type="float" office:value="303884" calcext:value-type="float">
            <text:p>303884</text:p>
          </table:table-cell>
          <table:table-cell office:value-type="float" office:value="-0.226112" calcext:value-type="float">
            <text:p>-0.226112</text:p>
          </table:table-cell>
          <table:table-cell office:value-type="float" office:value="-0.272377" calcext:value-type="float">
            <text:p>-0.27237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2</text:p>
          </table:table-cell>
          <table:table-cell office:value-type="float" office:value="228179402" calcext:value-type="float">
            <text:p>228179402</text:p>
          </table:table-cell>
          <table:table-cell office:value-type="float" office:value="242842574" calcext:value-type="float">
            <text:p>242842574</text:p>
          </table:table-cell>
          <table:table-cell table:formula="of:=[.C43]-[.B43]+1" office:value-type="float" office:value="14663173" calcext:value-type="float">
            <text:p>14663173</text:p>
          </table:table-cell>
          <table:table-cell office:value-type="float" office:value="0.0802678" calcext:value-type="float">
            <text:p>0.0802678</text:p>
          </table:table-cell>
          <table:table-cell office:value-type="float" office:value="0.0761046" calcext:value-type="float">
            <text:p>0.07610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3</text:p>
          </table:table-cell>
          <table:table-cell office:value-type="float" office:value="150500" calcext:value-type="float">
            <text:p>150500</text:p>
          </table:table-cell>
          <table:table-cell office:value-type="float" office:value="9991808" calcext:value-type="float">
            <text:p>9991808</text:p>
          </table:table-cell>
          <table:table-cell table:formula="of:=[.C44]-[.B44]+1" office:value-type="float" office:value="9841309" calcext:value-type="float">
            <text:p>9841309</text:p>
          </table:table-cell>
          <table:table-cell office:value-type="float" office:value="-0.0302065" calcext:value-type="float">
            <text:p>-0.0302065</text:p>
          </table:table-cell>
          <table:table-cell office:value-type="float" office:value="-0.036317" calcext:value-type="float">
            <text:p>-0.0363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3</text:p>
          </table:table-cell>
          <table:table-cell office:value-type="float" office:value="9992308" calcext:value-type="float">
            <text:p>9992308</text:p>
          </table:table-cell>
          <table:table-cell office:value-type="float" office:value="14567070" calcext:value-type="float">
            <text:p>14567070</text:p>
          </table:table-cell>
          <table:table-cell table:formula="of:=[.C45]-[.B45]+1" office:value-type="float" office:value="4574763" calcext:value-type="float">
            <text:p>4574763</text:p>
          </table:table-cell>
          <table:table-cell office:value-type="float" office:value="0.078623" calcext:value-type="float">
            <text:p>0.078623</text:p>
          </table:table-cell>
          <table:table-cell office:value-type="float" office:value="0.0664589" calcext:value-type="float">
            <text:p>0.066458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3</text:p>
          </table:table-cell>
          <table:table-cell office:value-type="float" office:value="14567338" calcext:value-type="float">
            <text:p>14567338</text:p>
          </table:table-cell>
          <table:table-cell office:value-type="float" office:value="51413281" calcext:value-type="float">
            <text:p>51413281</text:p>
          </table:table-cell>
          <table:table-cell table:formula="of:=[.C46]-[.B46]+1" office:value-type="float" office:value="36845944" calcext:value-type="float">
            <text:p>36845944</text:p>
          </table:table-cell>
          <table:table-cell office:value-type="float" office:value="-0.0471248" calcext:value-type="float">
            <text:p>-0.0471248</text:p>
          </table:table-cell>
          <table:table-cell office:value-type="float" office:value="-0.0504905" calcext:value-type="float">
            <text:p>-0.05049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3</text:p>
          </table:table-cell>
          <table:table-cell office:value-type="float" office:value="51417537" calcext:value-type="float">
            <text:p>51417537</text:p>
          </table:table-cell>
          <table:table-cell office:value-type="float" office:value="53852230" calcext:value-type="float">
            <text:p>53852230</text:p>
          </table:table-cell>
          <table:table-cell table:formula="of:=[.C47]-[.B47]+1" office:value-type="float" office:value="2434694" calcext:value-type="float">
            <text:p>2434694</text:p>
          </table:table-cell>
          <table:table-cell office:value-type="float" office:value="0.0458081" calcext:value-type="float">
            <text:p>0.0458081</text:p>
          </table:table-cell>
          <table:table-cell office:value-type="float" office:value="0.035308" calcext:value-type="float">
            <text:p>0.0353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3</text:p>
          </table:table-cell>
          <table:table-cell office:value-type="float" office:value="53852956" calcext:value-type="float">
            <text:p>53852956</text:p>
          </table:table-cell>
          <table:table-cell office:value-type="float" office:value="90130967" calcext:value-type="float">
            <text:p>90130967</text:p>
          </table:table-cell>
          <table:table-cell table:formula="of:=[.C48]-[.B48]+1" office:value-type="float" office:value="36278012" calcext:value-type="float">
            <text:p>36278012</text:p>
          </table:table-cell>
          <table:table-cell office:value-type="float" office:value="-0.0831302" calcext:value-type="float">
            <text:p>-0.0831302</text:p>
          </table:table-cell>
          <table:table-cell office:value-type="float" office:value="-0.088969" calcext:value-type="float">
            <text:p>-0.08896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3</text:p>
          </table:table-cell>
          <table:table-cell office:value-type="float" office:value="93440921" calcext:value-type="float">
            <text:p>93440921</text:p>
          </table:table-cell>
          <table:table-cell office:value-type="float" office:value="122680157" calcext:value-type="float">
            <text:p>122680157</text:p>
          </table:table-cell>
          <table:table-cell table:formula="of:=[.C49]-[.B49]+1" office:value-type="float" office:value="29239237" calcext:value-type="float">
            <text:p>29239237</text:p>
          </table:table-cell>
          <table:table-cell office:value-type="float" office:value="-0.0772741" calcext:value-type="float">
            <text:p>-0.0772741</text:p>
          </table:table-cell>
          <table:table-cell office:value-type="float" office:value="-0.0810634" calcext:value-type="float">
            <text:p>-0.08106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3</text:p>
          </table:table-cell>
          <table:table-cell office:value-type="float" office:value="122680657" calcext:value-type="float">
            <text:p>122680657</text:p>
          </table:table-cell>
          <table:table-cell office:value-type="float" office:value="129546076" calcext:value-type="float">
            <text:p>129546076</text:p>
          </table:table-cell>
          <table:table-cell table:formula="of:=[.C50]-[.B50]+1" office:value-type="float" office:value="6865420" calcext:value-type="float">
            <text:p>6865420</text:p>
          </table:table-cell>
          <table:table-cell office:value-type="float" office:value="0.0281364" calcext:value-type="float">
            <text:p>0.0281364</text:p>
          </table:table-cell>
          <table:table-cell office:value-type="float" office:value="0.0222436" calcext:value-type="float">
            <text:p>0.02224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3</text:p>
          </table:table-cell>
          <table:table-cell office:value-type="float" office:value="129546576" calcext:value-type="float">
            <text:p>129546576</text:p>
          </table:table-cell>
          <table:table-cell office:value-type="float" office:value="184106791" calcext:value-type="float">
            <text:p>184106791</text:p>
          </table:table-cell>
          <table:table-cell table:formula="of:=[.C51]-[.B51]+1" office:value-type="float" office:value="54560216" calcext:value-type="float">
            <text:p>54560216</text:p>
          </table:table-cell>
          <table:table-cell office:value-type="float" office:value="-0.050425" calcext:value-type="float">
            <text:p>-0.050425</text:p>
          </table:table-cell>
          <table:table-cell office:value-type="float" office:value="-0.0526206" calcext:value-type="float">
            <text:p>-0.05262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3</text:p>
          </table:table-cell>
          <table:table-cell office:value-type="float" office:value="184107121" calcext:value-type="float">
            <text:p>184107121</text:p>
          </table:table-cell>
          <table:table-cell office:value-type="float" office:value="197765548" calcext:value-type="float">
            <text:p>197765548</text:p>
          </table:table-cell>
          <table:table-cell table:formula="of:=[.C52]-[.B52]+1" office:value-type="float" office:value="13658428" calcext:value-type="float">
            <text:p>13658428</text:p>
          </table:table-cell>
          <table:table-cell office:value-type="float" office:value="0.0394936" calcext:value-type="float">
            <text:p>0.0394936</text:p>
          </table:table-cell>
          <table:table-cell office:value-type="float" office:value="0.0350171" calcext:value-type="float">
            <text:p>0.035017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4</text:p>
          </table:table-cell>
          <table:table-cell office:value-type="float" office:value="85521" calcext:value-type="float">
            <text:p>85521</text:p>
          </table:table-cell>
          <table:table-cell office:value-type="float" office:value="949291" calcext:value-type="float">
            <text:p>949291</text:p>
          </table:table-cell>
          <table:table-cell table:formula="of:=[.C53]-[.B53]+1" office:value-type="float" office:value="863771" calcext:value-type="float">
            <text:p>863771</text:p>
          </table:table-cell>
          <table:table-cell office:value-type="float" office:value="0.358036" calcext:value-type="float">
            <text:p>0.358036</text:p>
          </table:table-cell>
          <table:table-cell office:value-type="float" office:value="0.335399" calcext:value-type="float">
            <text:p>0.33539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4</text:p>
          </table:table-cell>
          <table:table-cell office:value-type="float" office:value="949549" calcext:value-type="float">
            <text:p>949549</text:p>
          </table:table-cell>
          <table:table-cell office:value-type="float" office:value="9785135" calcext:value-type="float">
            <text:p>9785135</text:p>
          </table:table-cell>
          <table:table-cell table:formula="of:=[.C54]-[.B54]+1" office:value-type="float" office:value="8835587" calcext:value-type="float">
            <text:p>8835587</text:p>
          </table:table-cell>
          <table:table-cell office:value-type="float" office:value="0.127743" calcext:value-type="float">
            <text:p>0.127743</text:p>
          </table:table-cell>
          <table:table-cell office:value-type="float" office:value="0.120987" calcext:value-type="float">
            <text:p>0.12098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4</text:p>
          </table:table-cell>
          <table:table-cell office:value-type="float" office:value="9785635" calcext:value-type="float">
            <text:p>9785635</text:p>
          </table:table-cell>
          <table:table-cell office:value-type="float" office:value="49063307" calcext:value-type="float">
            <text:p>49063307</text:p>
          </table:table-cell>
          <table:table-cell table:formula="of:=[.C55]-[.B55]+1" office:value-type="float" office:value="39277673" calcext:value-type="float">
            <text:p>39277673</text:p>
          </table:table-cell>
          <table:table-cell office:value-type="float" office:value="-0.0235784" calcext:value-type="float">
            <text:p>-0.0235784</text:p>
          </table:table-cell>
          <table:table-cell office:value-type="float" office:value="-0.0277609" calcext:value-type="float">
            <text:p>-0.02776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4</text:p>
          </table:table-cell>
          <table:table-cell office:value-type="float" office:value="52710437" calcext:value-type="float">
            <text:p>52710437</text:p>
          </table:table-cell>
          <table:table-cell office:value-type="float" office:value="69817486" calcext:value-type="float">
            <text:p>69817486</text:p>
          </table:table-cell>
          <table:table-cell table:formula="of:=[.C56]-[.B56]+1" office:value-type="float" office:value="17107050" calcext:value-type="float">
            <text:p>17107050</text:p>
          </table:table-cell>
          <table:table-cell office:value-type="float" office:value="-0.0645893" calcext:value-type="float">
            <text:p>-0.0645893</text:p>
          </table:table-cell>
          <table:table-cell office:value-type="float" office:value="-0.0735026" calcext:value-type="float">
            <text:p>-0.07350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4</text:p>
          </table:table-cell>
          <table:table-cell office:value-type="float" office:value="69962229" calcext:value-type="float">
            <text:p>69962229</text:p>
          </table:table-cell>
          <table:table-cell office:value-type="float" office:value="70361081" calcext:value-type="float">
            <text:p>70361081</text:p>
          </table:table-cell>
          <table:table-cell table:formula="of:=[.C57]-[.B57]+1" office:value-type="float" office:value="398853" calcext:value-type="float">
            <text:p>398853</text:p>
          </table:table-cell>
          <table:table-cell office:value-type="float" office:value="0.464872" calcext:value-type="float">
            <text:p>0.464872</text:p>
          </table:table-cell>
          <table:table-cell office:value-type="float" office:value="0.433587" calcext:value-type="float">
            <text:p>0.43358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4</text:p>
          </table:table-cell>
          <table:table-cell office:value-type="float" office:value="70361081" calcext:value-type="float">
            <text:p>70361081</text:p>
          </table:table-cell>
          <table:table-cell office:value-type="float" office:value="190948397" calcext:value-type="float">
            <text:p>190948397</text:p>
          </table:table-cell>
          <table:table-cell table:formula="of:=[.C58]-[.B58]+1" office:value-type="float" office:value="120587317" calcext:value-type="float">
            <text:p>120587317</text:p>
          </table:table-cell>
          <table:table-cell office:value-type="float" office:value="-0.0475859" calcext:value-type="float">
            <text:p>-0.0475859</text:p>
          </table:table-cell>
          <table:table-cell office:value-type="float" office:value="-0.0503234" calcext:value-type="float">
            <text:p>-0.05032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139588" calcext:value-type="float">
            <text:p>139588</text:p>
          </table:table-cell>
          <table:table-cell office:value-type="float" office:value="1880277" calcext:value-type="float">
            <text:p>1880277</text:p>
          </table:table-cell>
          <table:table-cell table:formula="of:=[.C59]-[.B59]+1" office:value-type="float" office:value="1740690" calcext:value-type="float">
            <text:p>1740690</text:p>
          </table:table-cell>
          <table:table-cell office:value-type="float" office:value="0.282993" calcext:value-type="float">
            <text:p>0.282993</text:p>
          </table:table-cell>
          <table:table-cell office:value-type="float" office:value="0.270443" calcext:value-type="float">
            <text:p>0.27044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1880833" calcext:value-type="float">
            <text:p>1880833</text:p>
          </table:table-cell>
          <table:table-cell office:value-type="float" office:value="13944579" calcext:value-type="float">
            <text:p>13944579</text:p>
          </table:table-cell>
          <table:table-cell table:formula="of:=[.C60]-[.B60]+1" office:value-type="float" office:value="12063747" calcext:value-type="float">
            <text:p>12063747</text:p>
          </table:table-cell>
          <table:table-cell office:value-type="float" office:value="-0.0279932" calcext:value-type="float">
            <text:p>-0.0279932</text:p>
          </table:table-cell>
          <table:table-cell office:value-type="float" office:value="-0.0351758" calcext:value-type="float">
            <text:p>-0.035175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13945079" calcext:value-type="float">
            <text:p>13945079</text:p>
          </table:table-cell>
          <table:table-cell office:value-type="float" office:value="18867268" calcext:value-type="float">
            <text:p>18867268</text:p>
          </table:table-cell>
          <table:table-cell table:formula="of:=[.C61]-[.B61]+1" office:value-type="float" office:value="4922190" calcext:value-type="float">
            <text:p>4922190</text:p>
          </table:table-cell>
          <table:table-cell office:value-type="float" office:value="0.119417" calcext:value-type="float">
            <text:p>0.119417</text:p>
          </table:table-cell>
          <table:table-cell office:value-type="float" office:value="0.106316" calcext:value-type="float">
            <text:p>0.1063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18867268" calcext:value-type="float">
            <text:p>18867268</text:p>
          </table:table-cell>
          <table:table-cell office:value-type="float" office:value="46437119" calcext:value-type="float">
            <text:p>46437119</text:p>
          </table:table-cell>
          <table:table-cell table:formula="of:=[.C62]-[.B62]+1" office:value-type="float" office:value="27569852" calcext:value-type="float">
            <text:p>27569852</text:p>
          </table:table-cell>
          <table:table-cell office:value-type="float" office:value="-0.0377539" calcext:value-type="float">
            <text:p>-0.0377539</text:p>
          </table:table-cell>
          <table:table-cell office:value-type="float" office:value="-0.0421259" calcext:value-type="float">
            <text:p>-0.042125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49398423" calcext:value-type="float">
            <text:p>49398423</text:p>
          </table:table-cell>
          <table:table-cell office:value-type="float" office:value="140084165" calcext:value-type="float">
            <text:p>140084165</text:p>
          </table:table-cell>
          <table:table-cell table:formula="of:=[.C63]-[.B63]+1" office:value-type="float" office:value="90685743" calcext:value-type="float">
            <text:p>90685743</text:p>
          </table:table-cell>
          <table:table-cell office:value-type="float" office:value="-0.0305591" calcext:value-type="float">
            <text:p>-0.0305591</text:p>
          </table:table-cell>
          <table:table-cell office:value-type="float" office:value="-0.0327366" calcext:value-type="float">
            <text:p>-0.032736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140085127" calcext:value-type="float">
            <text:p>140085127</text:p>
          </table:table-cell>
          <table:table-cell office:value-type="float" office:value="140865784" calcext:value-type="float">
            <text:p>140865784</text:p>
          </table:table-cell>
          <table:table-cell table:formula="of:=[.C64]-[.B64]+1" office:value-type="float" office:value="780658" calcext:value-type="float">
            <text:p>780658</text:p>
          </table:table-cell>
          <table:table-cell office:value-type="float" office:value="0.220064" calcext:value-type="float">
            <text:p>0.220064</text:p>
          </table:table-cell>
          <table:table-cell office:value-type="float" office:value="0.209874" calcext:value-type="float">
            <text:p>0.20987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140865784" calcext:value-type="float">
            <text:p>140865784</text:p>
          </table:table-cell>
          <table:table-cell office:value-type="float" office:value="172315792" calcext:value-type="float">
            <text:p>172315792</text:p>
          </table:table-cell>
          <table:table-cell table:formula="of:=[.C65]-[.B65]+1" office:value-type="float" office:value="31450009" calcext:value-type="float">
            <text:p>31450009</text:p>
          </table:table-cell>
          <table:table-cell office:value-type="float" office:value="-0.0191928" calcext:value-type="float">
            <text:p>-0.0191928</text:p>
          </table:table-cell>
          <table:table-cell office:value-type="float" office:value="-0.023206" calcext:value-type="float">
            <text:p>-0.0232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5</text:p>
          </table:table-cell>
          <table:table-cell office:value-type="float" office:value="172323980" calcext:value-type="float">
            <text:p>172323980</text:p>
          </table:table-cell>
          <table:table-cell office:value-type="float" office:value="180795234" calcext:value-type="float">
            <text:p>180795234</text:p>
          </table:table-cell>
          <table:table-cell table:formula="of:=[.C66]-[.B66]+1" office:value-type="float" office:value="8471255" calcext:value-type="float">
            <text:p>8471255</text:p>
          </table:table-cell>
          <table:table-cell office:value-type="float" office:value="0.085935" calcext:value-type="float">
            <text:p>0.085935</text:p>
          </table:table-cell>
          <table:table-cell office:value-type="float" office:value="0.0810655" calcext:value-type="float">
            <text:p>0.08106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6</text:p>
          </table:table-cell>
          <table:table-cell office:value-type="float" office:value="150500" calcext:value-type="float">
            <text:p>150500</text:p>
          </table:table-cell>
          <table:table-cell office:value-type="float" office:value="28493894" calcext:value-type="float">
            <text:p>28493894</text:p>
          </table:table-cell>
          <table:table-cell table:formula="of:=[.C67]-[.B67]+1" office:value-type="float" office:value="28343395" calcext:value-type="float">
            <text:p>28343395</text:p>
          </table:table-cell>
          <table:table-cell office:value-type="float" office:value="0.032384" calcext:value-type="float">
            <text:p>0.032384</text:p>
          </table:table-cell>
          <table:table-cell office:value-type="float" office:value="0.0275841" calcext:value-type="float">
            <text:p>0.027584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6</text:p>
          </table:table-cell>
          <table:table-cell office:value-type="float" office:value="33424808" calcext:value-type="float">
            <text:p>33424808</text:p>
          </table:table-cell>
          <table:table-cell office:value-type="float" office:value="58728707" calcext:value-type="float">
            <text:p>58728707</text:p>
          </table:table-cell>
          <table:table-cell table:formula="of:=[.C68]-[.B68]+1" office:value-type="float" office:value="25303900" calcext:value-type="float">
            <text:p>25303900</text:p>
          </table:table-cell>
          <table:table-cell office:value-type="float" office:value="-0.0415885" calcext:value-type="float">
            <text:p>-0.0415885</text:p>
          </table:table-cell>
          <table:table-cell office:value-type="float" office:value="-0.0461134" calcext:value-type="float">
            <text:p>-0.046113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6</text:p>
          </table:table-cell>
          <table:table-cell office:value-type="float" office:value="61839335" calcext:value-type="float">
            <text:p>61839335</text:p>
          </table:table-cell>
          <table:table-cell office:value-type="float" office:value="117724430" calcext:value-type="float">
            <text:p>117724430</text:p>
          </table:table-cell>
          <table:table-cell table:formula="of:=[.C69]-[.B69]+1" office:value-type="float" office:value="55885096" calcext:value-type="float">
            <text:p>55885096</text:p>
          </table:table-cell>
          <table:table-cell office:value-type="float" office:value="-0.0827499" calcext:value-type="float">
            <text:p>-0.0827499</text:p>
          </table:table-cell>
          <table:table-cell office:value-type="float" office:value="-0.0862255" calcext:value-type="float">
            <text:p>-0.0862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6</text:p>
          </table:table-cell>
          <table:table-cell office:value-type="float" office:value="117725433" calcext:value-type="float">
            <text:p>117725433</text:p>
          </table:table-cell>
          <table:table-cell office:value-type="float" office:value="170892884" calcext:value-type="float">
            <text:p>170892884</text:p>
          </table:table-cell>
          <table:table-cell table:formula="of:=[.C70]-[.B70]+1" office:value-type="float" office:value="53167452" calcext:value-type="float">
            <text:p>53167452</text:p>
          </table:table-cell>
          <table:table-cell office:value-type="float" office:value="0.00290417" calcext:value-type="float">
            <text:p>0.00290417</text:p>
          </table:table-cell>
          <table:table-cell office:value-type="float" office:value="0.00107608" calcext:value-type="float">
            <text:p>0.001076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7</text:p>
          </table:table-cell>
          <table:table-cell office:value-type="float" office:value="150500" calcext:value-type="float">
            <text:p>150500</text:p>
          </table:table-cell>
          <table:table-cell office:value-type="float" office:value="7274178" calcext:value-type="float">
            <text:p>7274178</text:p>
          </table:table-cell>
          <table:table-cell table:formula="of:=[.C71]-[.B71]+1" office:value-type="float" office:value="7123679" calcext:value-type="float">
            <text:p>7123679</text:p>
          </table:table-cell>
          <table:table-cell office:value-type="float" office:value="0.176875" calcext:value-type="float">
            <text:p>0.176875</text:p>
          </table:table-cell>
          <table:table-cell office:value-type="float" office:value="0.170668" calcext:value-type="float">
            <text:p>0.17066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7</text:p>
          </table:table-cell>
          <table:table-cell office:value-type="float" office:value="7277826" calcext:value-type="float">
            <text:p>7277826</text:p>
          </table:table-cell>
          <table:table-cell office:value-type="float" office:value="45906192" calcext:value-type="float">
            <text:p>45906192</text:p>
          </table:table-cell>
          <table:table-cell table:formula="of:=[.C72]-[.B72]+1" office:value-type="float" office:value="38628367" calcext:value-type="float">
            <text:p>38628367</text:p>
          </table:table-cell>
          <table:table-cell office:value-type="float" office:value="-0.0121712" calcext:value-type="float">
            <text:p>-0.0121712</text:p>
          </table:table-cell>
          <table:table-cell office:value-type="float" office:value="-0.0148709" calcext:value-type="float">
            <text:p>-0.01487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7</text:p>
          </table:table-cell>
          <table:table-cell office:value-type="float" office:value="45912536" calcext:value-type="float">
            <text:p>45912536</text:p>
          </table:table-cell>
          <table:table-cell office:value-type="float" office:value="50367353" calcext:value-type="float">
            <text:p>50367353</text:p>
          </table:table-cell>
          <table:table-cell table:formula="of:=[.C73]-[.B73]+1" office:value-type="float" office:value="4454818" calcext:value-type="float">
            <text:p>4454818</text:p>
          </table:table-cell>
          <table:table-cell office:value-type="float" office:value="-0.237634" calcext:value-type="float">
            <text:p>-0.237634</text:p>
          </table:table-cell>
          <table:table-cell office:value-type="float" office:value="-0.252154" calcext:value-type="float">
            <text:p>-0.25215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7</text:p>
          </table:table-cell>
          <table:table-cell office:value-type="float" office:value="50435694" calcext:value-type="float">
            <text:p>50435694</text:p>
          </table:table-cell>
          <table:table-cell office:value-type="float" office:value="58123110" calcext:value-type="float">
            <text:p>58123110</text:p>
          </table:table-cell>
          <table:table-cell table:formula="of:=[.C74]-[.B74]+1" office:value-type="float" office:value="7687417" calcext:value-type="float">
            <text:p>7687417</text:p>
          </table:table-cell>
          <table:table-cell office:value-type="float" office:value="-0.0872743" calcext:value-type="float">
            <text:p>-0.0872743</text:p>
          </table:table-cell>
          <table:table-cell office:value-type="float" office:value="-0.0987839" calcext:value-type="float">
            <text:p>-0.098783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7</text:p>
          </table:table-cell>
          <table:table-cell office:value-type="float" office:value="60939176" calcext:value-type="float">
            <text:p>60939176</text:p>
          </table:table-cell>
          <table:table-cell office:value-type="float" office:value="76825085" calcext:value-type="float">
            <text:p>76825085</text:p>
          </table:table-cell>
          <table:table-cell table:formula="of:=[.C75]-[.B75]+1" office:value-type="float" office:value="15885910" calcext:value-type="float">
            <text:p>15885910</text:p>
          </table:table-cell>
          <table:table-cell office:value-type="float" office:value="-0.022168" calcext:value-type="float">
            <text:p>-0.022168</text:p>
          </table:table-cell>
          <table:table-cell office:value-type="float" office:value="-0.0300045" calcext:value-type="float">
            <text:p>-0.03000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7</text:p>
          </table:table-cell>
          <table:table-cell office:value-type="float" office:value="76825585" calcext:value-type="float">
            <text:p>76825585</text:p>
          </table:table-cell>
          <table:table-cell office:value-type="float" office:value="95738695" calcext:value-type="float">
            <text:p>95738695</text:p>
          </table:table-cell>
          <table:table-cell table:formula="of:=[.C76]-[.B76]+1" office:value-type="float" office:value="18913111" calcext:value-type="float">
            <text:p>18913111</text:p>
          </table:table-cell>
          <table:table-cell office:value-type="float" office:value="-0.215997" calcext:value-type="float">
            <text:p>-0.215997</text:p>
          </table:table-cell>
          <table:table-cell office:value-type="float" office:value="-0.221084" calcext:value-type="float">
            <text:p>-0.22108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7</text:p>
          </table:table-cell>
          <table:table-cell office:value-type="float" office:value="95739195" calcext:value-type="float">
            <text:p>95739195</text:p>
          </table:table-cell>
          <table:table-cell office:value-type="float" office:value="99673118" calcext:value-type="float">
            <text:p>99673118</text:p>
          </table:table-cell>
          <table:table-cell table:formula="of:=[.C77]-[.B77]+1" office:value-type="float" office:value="3933924" calcext:value-type="float">
            <text:p>3933924</text:p>
          </table:table-cell>
          <table:table-cell office:value-type="float" office:value="-0.0295191" calcext:value-type="float">
            <text:p>-0.0295191</text:p>
          </table:table-cell>
          <table:table-cell office:value-type="float" office:value="-0.0419017" calcext:value-type="float">
            <text:p>-0.04190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7</text:p>
          </table:table-cell>
          <table:table-cell office:value-type="float" office:value="99673148" calcext:value-type="float">
            <text:p>99673148</text:p>
          </table:table-cell>
          <table:table-cell office:value-type="float" office:value="100401206" calcext:value-type="float">
            <text:p>100401206</text:p>
          </table:table-cell>
          <table:table-cell table:formula="of:=[.C78]-[.B78]+1" office:value-type="float" office:value="728059" calcext:value-type="float">
            <text:p>728059</text:p>
          </table:table-cell>
          <table:table-cell office:value-type="float" office:value="-0.209934" calcext:value-type="float">
            <text:p>-0.209934</text:p>
          </table:table-cell>
          <table:table-cell office:value-type="float" office:value="-0.222244" calcext:value-type="float">
            <text:p>-0.22224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7</text:p>
          </table:table-cell>
          <table:table-cell office:value-type="float" office:value="100402777" calcext:value-type="float">
            <text:p>100402777</text:p>
          </table:table-cell>
          <table:table-cell office:value-type="float" office:value="100675321" calcext:value-type="float">
            <text:p>100675321</text:p>
          </table:table-cell>
          <table:table-cell table:formula="of:=[.C79]-[.B79]+1" office:value-type="float" office:value="272545" calcext:value-type="float">
            <text:p>272545</text:p>
          </table:table-cell>
          <table:table-cell office:value-type="float" office:value="0.0452916" calcext:value-type="float">
            <text:p>0.0452916</text:p>
          </table:table-cell>
          <table:table-cell office:value-type="float" office:value="0.0174925" calcext:value-type="float">
            <text:p>0.01749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7</text:p>
          </table:table-cell>
          <table:table-cell office:value-type="float" office:value="100675321" calcext:value-type="float">
            <text:p>100675321</text:p>
          </table:table-cell>
          <table:table-cell office:value-type="float" office:value="100685797" calcext:value-type="float">
            <text:p>100685797</text:p>
          </table:table-cell>
          <table:table-cell table:formula="of:=[.C80]-[.B80]+1" office:value-type="float" office:value="10477" calcext:value-type="float">
            <text:p>10477</text:p>
          </table:table-cell>
          <table:table-cell office:value-type="float" office:value="0.975394" calcext:value-type="float">
            <text:p>0.975394</text:p>
          </table:table-cell>
          <table:table-cell office:value-type="float" office:value="0.935157" calcext:value-type="float">
            <text:p>0.93515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hr7</text:p>
          </table:table-cell>
          <table:table-cell office:value-type="float" office:value="100685797" calcext:value-type="float">
            <text:p>100685797</text:p>
          </table:table-cell>
          <table:table-cell office:value-type="float" office:value="142008644" calcext:value-type="float">
            <text:p>142008644</text:p>
          </table:table-cell>
          <table:table-cell table:formula="of:=[.C81]-[.B81]+1" office:value-type="float" office:value="41322848" calcext:value-type="float">
            <text:p>41322848</text:p>
          </table:table-cell>
          <table:table-cell office:value-type="float" office:value="-0.0210134" calcext:value-type="float">
            <text:p>-0.0210134</text:p>
          </table:table-cell>
          <table:table-cell office:value-type="float" office:value="-0.023838" calcext:value-type="float">
            <text:p>-0.02383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7</text:p>
          </table:table-cell>
          <table:table-cell office:value-type="float" office:value="142008644" calcext:value-type="float">
            <text:p>142008644</text:p>
          </table:table-cell>
          <table:table-cell office:value-type="float" office:value="142482372" calcext:value-type="float">
            <text:p>142482372</text:p>
          </table:table-cell>
          <table:table-cell table:formula="of:=[.C82]-[.B82]+1" office:value-type="float" office:value="473729" calcext:value-type="float">
            <text:p>473729</text:p>
          </table:table-cell>
          <table:table-cell office:value-type="float" office:value="0.25846" calcext:value-type="float">
            <text:p>0.25846</text:p>
          </table:table-cell>
          <table:table-cell office:value-type="float" office:value="0.228166" calcext:value-type="float">
            <text:p>0.22816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7</text:p>
          </table:table-cell>
          <table:table-cell office:value-type="float" office:value="142493967" calcext:value-type="float">
            <text:p>142493967</text:p>
          </table:table-cell>
          <table:table-cell office:value-type="float" office:value="150779659" calcext:value-type="float">
            <text:p>150779659</text:p>
          </table:table-cell>
          <table:table-cell table:formula="of:=[.C83]-[.B83]+1" office:value-type="float" office:value="8285693" calcext:value-type="float">
            <text:p>8285693</text:p>
          </table:table-cell>
          <table:table-cell office:value-type="float" office:value="-0.000752038" calcext:value-type="float">
            <text:p>-0.000752038</text:p>
          </table:table-cell>
          <table:table-cell office:value-type="float" office:value="-0.00699847" calcext:value-type="float">
            <text:p>-0.0069984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7</text:p>
          </table:table-cell>
          <table:table-cell office:value-type="float" office:value="150784059" calcext:value-type="float">
            <text:p>150784059</text:p>
          </table:table-cell>
          <table:table-cell office:value-type="float" office:value="158937226" calcext:value-type="float">
            <text:p>158937226</text:p>
          </table:table-cell>
          <table:table-cell table:formula="of:=[.C84]-[.B84]+1" office:value-type="float" office:value="8153168" calcext:value-type="float">
            <text:p>8153168</text:p>
          </table:table-cell>
          <table:table-cell office:value-type="float" office:value="0.112644" calcext:value-type="float">
            <text:p>0.112644</text:p>
          </table:table-cell>
          <table:table-cell office:value-type="float" office:value="0.104655" calcext:value-type="float">
            <text:p>0.1046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8</text:p>
          </table:table-cell>
          <table:table-cell office:value-type="float" office:value="116076" calcext:value-type="float">
            <text:p>116076</text:p>
          </table:table-cell>
          <table:table-cell office:value-type="float" office:value="43964117" calcext:value-type="float">
            <text:p>43964117</text:p>
          </table:table-cell>
          <table:table-cell table:formula="of:=[.C85]-[.B85]+1" office:value-type="float" office:value="43848042" calcext:value-type="float">
            <text:p>43848042</text:p>
          </table:table-cell>
          <table:table-cell office:value-type="float" office:value="0.0260171" calcext:value-type="float">
            <text:p>0.0260171</text:p>
          </table:table-cell>
          <table:table-cell office:value-type="float" office:value="0.0220516" calcext:value-type="float">
            <text:p>0.02205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8</text:p>
          </table:table-cell>
          <table:table-cell office:value-type="float" office:value="46820149" calcext:value-type="float">
            <text:p>46820149</text:p>
          </table:table-cell>
          <table:table-cell office:value-type="float" office:value="142148238" calcext:value-type="float">
            <text:p>142148238</text:p>
          </table:table-cell>
          <table:table-cell table:formula="of:=[.C86]-[.B86]+1" office:value-type="float" office:value="95328090" calcext:value-type="float">
            <text:p>95328090</text:p>
          </table:table-cell>
          <table:table-cell office:value-type="float" office:value="-0.0157685" calcext:value-type="float">
            <text:p>-0.0157685</text:p>
          </table:table-cell>
          <table:table-cell office:value-type="float" office:value="-0.0172414" calcext:value-type="float">
            <text:p>-0.01724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8</text:p>
          </table:table-cell>
          <table:table-cell office:value-type="float" office:value="142151302" calcext:value-type="float">
            <text:p>142151302</text:p>
          </table:table-cell>
          <table:table-cell office:value-type="float" office:value="144589406" calcext:value-type="float">
            <text:p>144589406</text:p>
          </table:table-cell>
          <table:table-cell table:formula="of:=[.C87]-[.B87]+1" office:value-type="float" office:value="2438105" calcext:value-type="float">
            <text:p>2438105</text:p>
          </table:table-cell>
          <table:table-cell office:value-type="float" office:value="0.161229" calcext:value-type="float">
            <text:p>0.161229</text:p>
          </table:table-cell>
          <table:table-cell office:value-type="float" office:value="0.146058" calcext:value-type="float">
            <text:p>0.14605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8</text:p>
          </table:table-cell>
          <table:table-cell office:value-type="float" office:value="144589906" calcext:value-type="float">
            <text:p>144589906</text:p>
          </table:table-cell>
          <table:table-cell office:value-type="float" office:value="146279532" calcext:value-type="float">
            <text:p>146279532</text:p>
          </table:table-cell>
          <table:table-cell table:formula="of:=[.C88]-[.B88]+1" office:value-type="float" office:value="1689627" calcext:value-type="float">
            <text:p>1689627</text:p>
          </table:table-cell>
          <table:table-cell office:value-type="float" office:value="-0.000622708" calcext:value-type="float">
            <text:p>-0.000622708</text:p>
          </table:table-cell>
          <table:table-cell office:value-type="float" office:value="-0.00942809" calcext:value-type="float">
            <text:p>-0.009428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9</text:p>
          </table:table-cell>
          <table:table-cell office:value-type="float" office:value="14813" calcext:value-type="float">
            <text:p>14813</text:p>
          </table:table-cell>
          <table:table-cell office:value-type="float" office:value="21141588" calcext:value-type="float">
            <text:p>21141588</text:p>
          </table:table-cell>
          <table:table-cell table:formula="of:=[.C89]-[.B89]+1" office:value-type="float" office:value="21126776" calcext:value-type="float">
            <text:p>21126776</text:p>
          </table:table-cell>
          <table:table-cell office:value-type="float" office:value="-0.0324396" calcext:value-type="float">
            <text:p>-0.0324396</text:p>
          </table:table-cell>
          <table:table-cell office:value-type="float" office:value="-0.0367586" calcext:value-type="float">
            <text:p>-0.036758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9</text:p>
          </table:table-cell>
          <table:table-cell office:value-type="float" office:value="21142088" calcext:value-type="float">
            <text:p>21142088</text:p>
          </table:table-cell>
          <table:table-cell office:value-type="float" office:value="21332494" calcext:value-type="float">
            <text:p>21332494</text:p>
          </table:table-cell>
          <table:table-cell table:formula="of:=[.C90]-[.B90]+1" office:value-type="float" office:value="190407" calcext:value-type="float">
            <text:p>190407</text:p>
          </table:table-cell>
          <table:table-cell office:value-type="float" office:value="0.58574" calcext:value-type="float">
            <text:p>0.58574</text:p>
          </table:table-cell>
          <table:table-cell office:value-type="float" office:value="0.530848" calcext:value-type="float">
            <text:p>0.53084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9</text:p>
          </table:table-cell>
          <table:table-cell office:value-type="float" office:value="21332994" calcext:value-type="float">
            <text:p>21332994</text:p>
          </table:table-cell>
          <table:table-cell office:value-type="float" office:value="34613897" calcext:value-type="float">
            <text:p>34613897</text:p>
          </table:table-cell>
          <table:table-cell table:formula="of:=[.C91]-[.B91]+1" office:value-type="float" office:value="13280904" calcext:value-type="float">
            <text:p>13280904</text:p>
          </table:table-cell>
          <table:table-cell office:value-type="float" office:value="-0.00585368" calcext:value-type="float">
            <text:p>-0.00585368</text:p>
          </table:table-cell>
          <table:table-cell office:value-type="float" office:value="-0.0147929" calcext:value-type="float">
            <text:p>-0.01479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9</text:p>
          </table:table-cell>
          <table:table-cell office:value-type="float" office:value="34614029" calcext:value-type="float">
            <text:p>34614029</text:p>
          </table:table-cell>
          <table:table-cell office:value-type="float" office:value="35754120" calcext:value-type="float">
            <text:p>35754120</text:p>
          </table:table-cell>
          <table:table-cell table:formula="of:=[.C92]-[.B92]+1" office:value-type="float" office:value="1140092" calcext:value-type="float">
            <text:p>1140092</text:p>
          </table:table-cell>
          <table:table-cell office:value-type="float" office:value="-0.171836" calcext:value-type="float">
            <text:p>-0.171836</text:p>
          </table:table-cell>
          <table:table-cell office:value-type="float" office:value="-0.179732" calcext:value-type="float">
            <text:p>-0.1797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9</text:p>
          </table:table-cell>
          <table:table-cell office:value-type="float" office:value="35754620" calcext:value-type="float">
            <text:p>35754620</text:p>
          </table:table-cell>
          <table:table-cell office:value-type="float" office:value="47314330" calcext:value-type="float">
            <text:p>47314330</text:p>
          </table:table-cell>
          <table:table-cell table:formula="of:=[.C93]-[.B93]+1" office:value-type="float" office:value="11559711" calcext:value-type="float">
            <text:p>11559711</text:p>
          </table:table-cell>
          <table:table-cell office:value-type="float" office:value="-0.0157779" calcext:value-type="float">
            <text:p>-0.0157779</text:p>
          </table:table-cell>
          <table:table-cell office:value-type="float" office:value="-0.023748" calcext:value-type="float">
            <text:p>-0.02374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9</text:p>
          </table:table-cell>
          <table:table-cell office:value-type="float" office:value="65352630" calcext:value-type="float">
            <text:p>65352630</text:p>
          </table:table-cell>
          <table:table-cell office:value-type="float" office:value="126144913" calcext:value-type="float">
            <text:p>126144913</text:p>
          </table:table-cell>
          <table:table-cell table:formula="of:=[.C94]-[.B94]+1" office:value-type="float" office:value="60792284" calcext:value-type="float">
            <text:p>60792284</text:p>
          </table:table-cell>
          <table:table-cell office:value-type="float" office:value="-0.00185896" calcext:value-type="float">
            <text:p>-0.00185896</text:p>
          </table:table-cell>
          <table:table-cell office:value-type="float" office:value="-0.00534084" calcext:value-type="float">
            <text:p>-0.0053408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9</text:p>
          </table:table-cell>
          <table:table-cell office:value-type="float" office:value="126145923" calcext:value-type="float">
            <text:p>126145923</text:p>
          </table:table-cell>
          <table:table-cell office:value-type="float" office:value="141016459" calcext:value-type="float">
            <text:p>141016459</text:p>
          </table:table-cell>
          <table:table-cell table:formula="of:=[.C95]-[.B95]+1" office:value-type="float" office:value="14870537" calcext:value-type="float">
            <text:p>14870537</text:p>
          </table:table-cell>
          <table:table-cell office:value-type="float" office:value="0.112373" calcext:value-type="float">
            <text:p>0.112373</text:p>
          </table:table-cell>
          <table:table-cell office:value-type="float" office:value="0.10747" calcext:value-type="float">
            <text:p>0.1074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0</text:p>
          </table:table-cell>
          <table:table-cell office:value-type="float" office:value="92916" calcext:value-type="float">
            <text:p>92916</text:p>
          </table:table-cell>
          <table:table-cell office:value-type="float" office:value="14897951" calcext:value-type="float">
            <text:p>14897951</text:p>
          </table:table-cell>
          <table:table-cell table:formula="of:=[.C96]-[.B96]+1" office:value-type="float" office:value="14805036" calcext:value-type="float">
            <text:p>14805036</text:p>
          </table:table-cell>
          <table:table-cell office:value-type="float" office:value="0.082048" calcext:value-type="float">
            <text:p>0.082048</text:p>
          </table:table-cell>
          <table:table-cell office:value-type="float" office:value="0.0739051" calcext:value-type="float">
            <text:p>0.073905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0</text:p>
          </table:table-cell>
          <table:table-cell office:value-type="float" office:value="14898451" calcext:value-type="float">
            <text:p>14898451</text:p>
          </table:table-cell>
          <table:table-cell office:value-type="float" office:value="35804941" calcext:value-type="float">
            <text:p>35804941</text:p>
          </table:table-cell>
          <table:table-cell table:formula="of:=[.C97]-[.B97]+1" office:value-type="float" office:value="20906491" calcext:value-type="float">
            <text:p>20906491</text:p>
          </table:table-cell>
          <table:table-cell office:value-type="float" office:value="-0.00291391" calcext:value-type="float">
            <text:p>-0.00291391</text:p>
          </table:table-cell>
          <table:table-cell office:value-type="float" office:value="-0.00940315" calcext:value-type="float">
            <text:p>-0.009403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0</text:p>
          </table:table-cell>
          <table:table-cell office:value-type="float" office:value="35805441" calcext:value-type="float">
            <text:p>35805441</text:p>
          </table:table-cell>
          <table:table-cell office:value-type="float" office:value="38435764" calcext:value-type="float">
            <text:p>38435764</text:p>
          </table:table-cell>
          <table:table-cell table:formula="of:=[.C98]-[.B98]+1" office:value-type="float" office:value="2630324" calcext:value-type="float">
            <text:p>2630324</text:p>
          </table:table-cell>
          <table:table-cell office:value-type="float" office:value="0.151778" calcext:value-type="float">
            <text:p>0.151778</text:p>
          </table:table-cell>
          <table:table-cell office:value-type="float" office:value="0.130199" calcext:value-type="float">
            <text:p>0.13019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0</text:p>
          </table:table-cell>
          <table:table-cell office:value-type="float" office:value="43070049" calcext:value-type="float">
            <text:p>43070049</text:p>
          </table:table-cell>
          <table:table-cell office:value-type="float" office:value="48371304" calcext:value-type="float">
            <text:p>48371304</text:p>
          </table:table-cell>
          <table:table-cell table:formula="of:=[.C99]-[.B99]+1" office:value-type="float" office:value="5301256" calcext:value-type="float">
            <text:p>5301256</text:p>
          </table:table-cell>
          <table:table-cell office:value-type="float" office:value="0.0823194" calcext:value-type="float">
            <text:p>0.0823194</text:p>
          </table:table-cell>
          <table:table-cell office:value-type="float" office:value="0.0723456" calcext:value-type="float">
            <text:p>0.07234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0</text:p>
          </table:table-cell>
          <table:table-cell office:value-type="float" office:value="48371304" calcext:value-type="float">
            <text:p>48371304</text:p>
          </table:table-cell>
          <table:table-cell office:value-type="float" office:value="93778701" calcext:value-type="float">
            <text:p>93778701</text:p>
          </table:table-cell>
          <table:table-cell table:formula="of:=[.C100]-[.B100]+1" office:value-type="float" office:value="45407398" calcext:value-type="float">
            <text:p>45407398</text:p>
          </table:table-cell>
          <table:table-cell office:value-type="float" office:value="-0.100603" calcext:value-type="float">
            <text:p>-0.100603</text:p>
          </table:table-cell>
          <table:table-cell office:value-type="float" office:value="-0.103806" calcext:value-type="float">
            <text:p>-0.1038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0</text:p>
          </table:table-cell>
          <table:table-cell office:value-type="float" office:value="93784502" calcext:value-type="float">
            <text:p>93784502</text:p>
          </table:table-cell>
          <table:table-cell office:value-type="float" office:value="124333328" calcext:value-type="float">
            <text:p>124333328</text:p>
          </table:table-cell>
          <table:table-cell table:formula="of:=[.C101]-[.B101]+1" office:value-type="float" office:value="30548827" calcext:value-type="float">
            <text:p>30548827</text:p>
          </table:table-cell>
          <table:table-cell office:value-type="float" office:value="0.00293384" calcext:value-type="float">
            <text:p>0.00293384</text:p>
          </table:table-cell>
          <table:table-cell office:value-type="float" office:value="-0.00111909" calcext:value-type="float">
            <text:p>-0.001119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0</text:p>
          </table:table-cell>
          <table:table-cell office:value-type="float" office:value="124335874" calcext:value-type="float">
            <text:p>124335874</text:p>
          </table:table-cell>
          <table:table-cell office:value-type="float" office:value="124379828" calcext:value-type="float">
            <text:p>124379828</text:p>
          </table:table-cell>
          <table:table-cell table:formula="of:=[.C102]-[.B102]+1" office:value-type="float" office:value="43955" calcext:value-type="float">
            <text:p>43955</text:p>
          </table:table-cell>
          <table:table-cell office:value-type="float" office:value="0.5691" calcext:value-type="float">
            <text:p>0.5691</text:p>
          </table:table-cell>
          <table:table-cell office:value-type="float" office:value="0.521815" calcext:value-type="float">
            <text:p>0.5218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0</text:p>
          </table:table-cell>
          <table:table-cell office:value-type="float" office:value="124384746" calcext:value-type="float">
            <text:p>124384746</text:p>
          </table:table-cell>
          <table:table-cell office:value-type="float" office:value="133747450" calcext:value-type="float">
            <text:p>133747450</text:p>
          </table:table-cell>
          <table:table-cell table:formula="of:=[.C103]-[.B103]+1" office:value-type="float" office:value="9362705" calcext:value-type="float">
            <text:p>9362705</text:p>
          </table:table-cell>
          <table:table-cell office:value-type="float" office:value="0.0558816" calcext:value-type="float">
            <text:p>0.0558816</text:p>
          </table:table-cell>
          <table:table-cell office:value-type="float" office:value="0.0477324" calcext:value-type="float">
            <text:p>0.04773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0</text:p>
          </table:table-cell>
          <table:table-cell office:value-type="float" office:value="133747950" calcext:value-type="float">
            <text:p>133747950</text:p>
          </table:table-cell>
          <table:table-cell office:value-type="float" office:value="135440148" calcext:value-type="float">
            <text:p>135440148</text:p>
          </table:table-cell>
          <table:table-cell table:formula="of:=[.C104]-[.B104]+1" office:value-type="float" office:value="1692199" calcext:value-type="float">
            <text:p>1692199</text:p>
          </table:table-cell>
          <table:table-cell office:value-type="float" office:value="0.247539" calcext:value-type="float">
            <text:p>0.247539</text:p>
          </table:table-cell>
          <table:table-cell office:value-type="float" office:value="0.230188" calcext:value-type="float">
            <text:p>0.23018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1</text:p>
          </table:table-cell>
          <table:table-cell office:value-type="float" office:value="180199" calcext:value-type="float">
            <text:p>180199</text:p>
          </table:table-cell>
          <table:table-cell office:value-type="float" office:value="3661111" calcext:value-type="float">
            <text:p>3661111</text:p>
          </table:table-cell>
          <table:table-cell table:formula="of:=[.C105]-[.B105]+1" office:value-type="float" office:value="3480913" calcext:value-type="float">
            <text:p>3480913</text:p>
          </table:table-cell>
          <table:table-cell office:value-type="float" office:value="0.109661" calcext:value-type="float">
            <text:p>0.109661</text:p>
          </table:table-cell>
          <table:table-cell office:value-type="float" office:value="0.102556" calcext:value-type="float">
            <text:p>0.1025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1</text:p>
          </table:table-cell>
          <table:table-cell office:value-type="float" office:value="3661111" calcext:value-type="float">
            <text:p>3661111</text:p>
          </table:table-cell>
          <table:table-cell office:value-type="float" office:value="51516271" calcext:value-type="float">
            <text:p>51516271</text:p>
          </table:table-cell>
          <table:table-cell table:formula="of:=[.C106]-[.B106]+1" office:value-type="float" office:value="47855161" calcext:value-type="float">
            <text:p>47855161</text:p>
          </table:table-cell>
          <table:table-cell office:value-type="float" office:value="-0.0342221" calcext:value-type="float">
            <text:p>-0.0342221</text:p>
          </table:table-cell>
          <table:table-cell office:value-type="float" office:value="-0.0382593" calcext:value-type="float">
            <text:p>-0.038259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1</text:p>
          </table:table-cell>
          <table:table-cell office:value-type="float" office:value="54876465" calcext:value-type="float">
            <text:p>54876465</text:p>
          </table:table-cell>
          <table:table-cell office:value-type="float" office:value="62288706" calcext:value-type="float">
            <text:p>62288706</text:p>
          </table:table-cell>
          <table:table-cell table:formula="of:=[.C107]-[.B107]+1" office:value-type="float" office:value="7412242" calcext:value-type="float">
            <text:p>7412242</text:p>
          </table:table-cell>
          <table:table-cell office:value-type="float" office:value="-0.0498603" calcext:value-type="float">
            <text:p>-0.0498603</text:p>
          </table:table-cell>
          <table:table-cell office:value-type="float" office:value="-0.0572995" calcext:value-type="float">
            <text:p>-0.057299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1</text:p>
          </table:table-cell>
          <table:table-cell office:value-type="float" office:value="62299773" calcext:value-type="float">
            <text:p>62299773</text:p>
          </table:table-cell>
          <table:table-cell office:value-type="float" office:value="67947693" calcext:value-type="float">
            <text:p>67947693</text:p>
          </table:table-cell>
          <table:table-cell table:formula="of:=[.C108]-[.B108]+1" office:value-type="float" office:value="5647921" calcext:value-type="float">
            <text:p>5647921</text:p>
          </table:table-cell>
          <table:table-cell office:value-type="float" office:value="-0.0789158" calcext:value-type="float">
            <text:p>-0.0789158</text:p>
          </table:table-cell>
          <table:table-cell office:value-type="float" office:value="-0.0837894" calcext:value-type="float">
            <text:p>-0.08378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1</text:p>
          </table:table-cell>
          <table:table-cell office:value-type="float" office:value="67953238" calcext:value-type="float">
            <text:p>67953238</text:p>
          </table:table-cell>
          <table:table-cell office:value-type="float" office:value="71628881" calcext:value-type="float">
            <text:p>71628881</text:p>
          </table:table-cell>
          <table:table-cell table:formula="of:=[.C109]-[.B109]+1" office:value-type="float" office:value="3675644" calcext:value-type="float">
            <text:p>3675644</text:p>
          </table:table-cell>
          <table:table-cell office:value-type="float" office:value="0.115027" calcext:value-type="float">
            <text:p>0.115027</text:p>
          </table:table-cell>
          <table:table-cell office:value-type="float" office:value="0.0987438" calcext:value-type="float">
            <text:p>0.098743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1</text:p>
          </table:table-cell>
          <table:table-cell office:value-type="float" office:value="71629920" calcext:value-type="float">
            <text:p>71629920</text:p>
          </table:table-cell>
          <table:table-cell office:value-type="float" office:value="124757741" calcext:value-type="float">
            <text:p>124757741</text:p>
          </table:table-cell>
          <table:table-cell table:formula="of:=[.C110]-[.B110]+1" office:value-type="float" office:value="53127822" calcext:value-type="float">
            <text:p>53127822</text:p>
          </table:table-cell>
          <table:table-cell office:value-type="float" office:value="-0.0292826" calcext:value-type="float">
            <text:p>-0.0292826</text:p>
          </table:table-cell>
          <table:table-cell office:value-type="float" office:value="-0.0317276" calcext:value-type="float">
            <text:p>-0.031727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1</text:p>
          </table:table-cell>
          <table:table-cell office:value-type="float" office:value="124761185" calcext:value-type="float">
            <text:p>124761185</text:p>
          </table:table-cell>
          <table:table-cell office:value-type="float" office:value="134667606" calcext:value-type="float">
            <text:p>134667606</text:p>
          </table:table-cell>
          <table:table-cell table:formula="of:=[.C111]-[.B111]+1" office:value-type="float" office:value="9906422" calcext:value-type="float">
            <text:p>9906422</text:p>
          </table:table-cell>
          <table:table-cell office:value-type="float" office:value="0.069549" calcext:value-type="float">
            <text:p>0.069549</text:p>
          </table:table-cell>
          <table:table-cell office:value-type="float" office:value="0.0617431" calcext:value-type="float">
            <text:p>0.06174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2</text:p>
          </table:table-cell>
          <table:table-cell office:value-type="float" office:value="150500" calcext:value-type="float">
            <text:p>150500</text:p>
          </table:table-cell>
          <table:table-cell office:value-type="float" office:value="2788981" calcext:value-type="float">
            <text:p>2788981</text:p>
          </table:table-cell>
          <table:table-cell table:formula="of:=[.C112]-[.B112]+1" office:value-type="float" office:value="2638482" calcext:value-type="float">
            <text:p>2638482</text:p>
          </table:table-cell>
          <table:table-cell office:value-type="float" office:value="0.118273" calcext:value-type="float">
            <text:p>0.118273</text:p>
          </table:table-cell>
          <table:table-cell office:value-type="float" office:value="0.106373" calcext:value-type="float">
            <text:p>0.10637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2</text:p>
          </table:table-cell>
          <table:table-cell office:value-type="float" office:value="2789489" calcext:value-type="float">
            <text:p>2789489</text:p>
          </table:table-cell>
          <table:table-cell office:value-type="float" office:value="25348021" calcext:value-type="float">
            <text:p>25348021</text:p>
          </table:table-cell>
          <table:table-cell table:formula="of:=[.C113]-[.B113]+1" office:value-type="float" office:value="22558533" calcext:value-type="float">
            <text:p>22558533</text:p>
          </table:table-cell>
          <table:table-cell office:value-type="float" office:value="-0.0165503" calcext:value-type="float">
            <text:p>-0.0165503</text:p>
          </table:table-cell>
          <table:table-cell office:value-type="float" office:value="-0.0207652" calcext:value-type="float">
            <text:p>-0.020765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2</text:p>
          </table:table-cell>
          <table:table-cell office:value-type="float" office:value="25362107" calcext:value-type="float">
            <text:p>25362107</text:p>
          </table:table-cell>
          <table:table-cell office:value-type="float" office:value="34937634" calcext:value-type="float">
            <text:p>34937634</text:p>
          </table:table-cell>
          <table:table-cell table:formula="of:=[.C114]-[.B114]+1" office:value-type="float" office:value="9575528" calcext:value-type="float">
            <text:p>9575528</text:p>
          </table:table-cell>
          <table:table-cell office:value-type="float" office:value="-0.164153" calcext:value-type="float">
            <text:p>-0.164153</text:p>
          </table:table-cell>
          <table:table-cell office:value-type="float" office:value="-0.171761" calcext:value-type="float">
            <text:p>-0.17176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2</text:p>
          </table:table-cell>
          <table:table-cell office:value-type="float" office:value="37804773" calcext:value-type="float">
            <text:p>37804773</text:p>
          </table:table-cell>
          <table:table-cell office:value-type="float" office:value="51868998" calcext:value-type="float">
            <text:p>51868998</text:p>
          </table:table-cell>
          <table:table-cell table:formula="of:=[.C115]-[.B115]+1" office:value-type="float" office:value="14064226" calcext:value-type="float">
            <text:p>14064226</text:p>
          </table:table-cell>
          <table:table-cell office:value-type="float" office:value="-0.167569" calcext:value-type="float">
            <text:p>-0.167569</text:p>
          </table:table-cell>
          <table:table-cell office:value-type="float" office:value="-0.172891" calcext:value-type="float">
            <text:p>-0.17289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2</text:p>
          </table:table-cell>
          <table:table-cell office:value-type="float" office:value="51873980" calcext:value-type="float">
            <text:p>51873980</text:p>
          </table:table-cell>
          <table:table-cell office:value-type="float" office:value="53399751" calcext:value-type="float">
            <text:p>53399751</text:p>
          </table:table-cell>
          <table:table-cell table:formula="of:=[.C116]-[.B116]+1" office:value-type="float" office:value="1525772" calcext:value-type="float">
            <text:p>1525772</text:p>
          </table:table-cell>
          <table:table-cell office:value-type="float" office:value="0.0592634" calcext:value-type="float">
            <text:p>0.0592634</text:p>
          </table:table-cell>
          <table:table-cell office:value-type="float" office:value="0.0450782" calcext:value-type="float">
            <text:p>0.045078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2</text:p>
          </table:table-cell>
          <table:table-cell office:value-type="float" office:value="53400251" calcext:value-type="float">
            <text:p>53400251</text:p>
          </table:table-cell>
          <table:table-cell office:value-type="float" office:value="57572798" calcext:value-type="float">
            <text:p>57572798</text:p>
          </table:table-cell>
          <table:table-cell table:formula="of:=[.C117]-[.B117]+1" office:value-type="float" office:value="4172548" calcext:value-type="float">
            <text:p>4172548</text:p>
          </table:table-cell>
          <table:table-cell office:value-type="float" office:value="-0.188424" calcext:value-type="float">
            <text:p>-0.188424</text:p>
          </table:table-cell>
          <table:table-cell office:value-type="float" office:value="-0.194237" calcext:value-type="float">
            <text:p>-0.19423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2</text:p>
          </table:table-cell>
          <table:table-cell office:value-type="float" office:value="57573102" calcext:value-type="float">
            <text:p>57573102</text:p>
          </table:table-cell>
          <table:table-cell office:value-type="float" office:value="57606346" calcext:value-type="float">
            <text:p>57606346</text:p>
          </table:table-cell>
          <table:table-cell table:formula="of:=[.C118]-[.B118]+1" office:value-type="float" office:value="33245" calcext:value-type="float">
            <text:p>33245</text:p>
          </table:table-cell>
          <table:table-cell office:value-type="float" office:value="0.192618" calcext:value-type="float">
            <text:p>0.192618</text:p>
          </table:table-cell>
          <table:table-cell office:value-type="float" office:value="0.167956" calcext:value-type="float">
            <text:p>0.16795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2</text:p>
          </table:table-cell>
          <table:table-cell office:value-type="float" office:value="57610721" calcext:value-type="float">
            <text:p>57610721</text:p>
          </table:table-cell>
          <table:table-cell office:value-type="float" office:value="104340777" calcext:value-type="float">
            <text:p>104340777</text:p>
          </table:table-cell>
          <table:table-cell table:formula="of:=[.C119]-[.B119]+1" office:value-type="float" office:value="46730057" calcext:value-type="float">
            <text:p>46730057</text:p>
          </table:table-cell>
          <table:table-cell office:value-type="float" office:value="-0.198888" calcext:value-type="float">
            <text:p>-0.198888</text:p>
          </table:table-cell>
          <table:table-cell office:value-type="float" office:value="-0.202643" calcext:value-type="float">
            <text:p>-0.20264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2</text:p>
          </table:table-cell>
          <table:table-cell office:value-type="float" office:value="104341087" calcext:value-type="float">
            <text:p>104341087</text:p>
          </table:table-cell>
          <table:table-cell office:value-type="float" office:value="121476783" calcext:value-type="float">
            <text:p>121476783</text:p>
          </table:table-cell>
          <table:table-cell table:formula="of:=[.C120]-[.B120]+1" office:value-type="float" office:value="17135697" calcext:value-type="float">
            <text:p>17135697</text:p>
          </table:table-cell>
          <table:table-cell office:value-type="float" office:value="0.0196793" calcext:value-type="float">
            <text:p>0.0196793</text:p>
          </table:table-cell>
          <table:table-cell office:value-type="float" office:value="0.0154313" calcext:value-type="float">
            <text:p>0.01543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2</text:p>
          </table:table-cell>
          <table:table-cell office:value-type="float" office:value="121570775" calcext:value-type="float">
            <text:p>121570775</text:p>
          </table:table-cell>
          <table:table-cell office:value-type="float" office:value="133502722" calcext:value-type="float">
            <text:p>133502722</text:p>
          </table:table-cell>
          <table:table-cell table:formula="of:=[.C121]-[.B121]+1" office:value-type="float" office:value="11931948" calcext:value-type="float">
            <text:p>11931948</text:p>
          </table:table-cell>
          <table:table-cell office:value-type="float" office:value="0.134189" calcext:value-type="float">
            <text:p>0.134189</text:p>
          </table:table-cell>
          <table:table-cell office:value-type="float" office:value="0.126976" calcext:value-type="float">
            <text:p>0.12697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2</text:p>
          </table:table-cell>
          <table:table-cell office:value-type="float" office:value="133502722" calcext:value-type="float">
            <text:p>133502722</text:p>
          </table:table-cell>
          <table:table-cell office:value-type="float" office:value="133810950" calcext:value-type="float">
            <text:p>133810950</text:p>
          </table:table-cell>
          <table:table-cell table:formula="of:=[.C122]-[.B122]+1" office:value-type="float" office:value="308229" calcext:value-type="float">
            <text:p>308229</text:p>
          </table:table-cell>
          <table:table-cell office:value-type="float" office:value="-0.114841" calcext:value-type="float">
            <text:p>-0.114841</text:p>
          </table:table-cell>
          <table:table-cell office:value-type="float" office:value="-0.150584" calcext:value-type="float">
            <text:p>-0.15058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3</text:p>
          </table:table-cell>
          <table:table-cell office:value-type="float" office:value="19747953" calcext:value-type="float">
            <text:p>19747953</text:p>
          </table:table-cell>
          <table:table-cell office:value-type="float" office:value="23904442" calcext:value-type="float">
            <text:p>23904442</text:p>
          </table:table-cell>
          <table:table-cell table:formula="of:=[.C123]-[.B123]+1" office:value-type="float" office:value="4156490" calcext:value-type="float">
            <text:p>4156490</text:p>
          </table:table-cell>
          <table:table-cell office:value-type="float" office:value="0.0770492" calcext:value-type="float">
            <text:p>0.0770492</text:p>
          </table:table-cell>
          <table:table-cell office:value-type="float" office:value="0.0682031" calcext:value-type="float">
            <text:p>0.06820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3</text:p>
          </table:table-cell>
          <table:table-cell office:value-type="float" office:value="23904442" calcext:value-type="float">
            <text:p>23904442</text:p>
          </table:table-cell>
          <table:table-cell office:value-type="float" office:value="23915661" calcext:value-type="float">
            <text:p>23915661</text:p>
          </table:table-cell>
          <table:table-cell table:formula="of:=[.C124]-[.B124]+1" office:value-type="float" office:value="11220" calcext:value-type="float">
            <text:p>11220</text:p>
          </table:table-cell>
          <table:table-cell office:value-type="float" office:value="-0.351672" calcext:value-type="float">
            <text:p>-0.351672</text:p>
          </table:table-cell>
          <table:table-cell office:value-type="float" office:value="-0.365097" calcext:value-type="float">
            <text:p>-0.3650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</text:p>
          </table:table-cell>
        </table:table-row>
        <table:table-row table:style-name="ro1">
          <table:table-cell office:value-type="string" calcext:value-type="string">
            <text:p>chr13</text:p>
          </table:table-cell>
          <table:table-cell office:value-type="float" office:value="23915661" calcext:value-type="float">
            <text:p>23915661</text:p>
          </table:table-cell>
          <table:table-cell office:value-type="float" office:value="59046195" calcext:value-type="float">
            <text:p>59046195</text:p>
          </table:table-cell>
          <table:table-cell table:formula="of:=[.C125]-[.B125]+1" office:value-type="float" office:value="35130535" calcext:value-type="float">
            <text:p>35130535</text:p>
          </table:table-cell>
          <table:table-cell office:value-type="float" office:value="0.00742376" calcext:value-type="float">
            <text:p>0.00742376</text:p>
          </table:table-cell>
          <table:table-cell office:value-type="float" office:value="0.00167187" calcext:value-type="float">
            <text:p>0.0016718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3</text:p>
          </table:table-cell>
          <table:table-cell office:value-type="float" office:value="59344698" calcext:value-type="float">
            <text:p>59344698</text:p>
          </table:table-cell>
          <table:table-cell office:value-type="float" office:value="110807747" calcext:value-type="float">
            <text:p>110807747</text:p>
          </table:table-cell>
          <table:table-cell table:formula="of:=[.C126]-[.B126]+1" office:value-type="float" office:value="51463050" calcext:value-type="float">
            <text:p>51463050</text:p>
          </table:table-cell>
          <table:table-cell office:value-type="float" office:value="-0.00324089" calcext:value-type="float">
            <text:p>-0.00324089</text:p>
          </table:table-cell>
          <table:table-cell office:value-type="float" office:value="-0.00620547" calcext:value-type="float">
            <text:p>-0.0062054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3</text:p>
          </table:table-cell>
          <table:table-cell office:value-type="float" office:value="110813529" calcext:value-type="float">
            <text:p>110813529</text:p>
          </table:table-cell>
          <table:table-cell office:value-type="float" office:value="110839684" calcext:value-type="float">
            <text:p>110839684</text:p>
          </table:table-cell>
          <table:table-cell table:formula="of:=[.C127]-[.B127]+1" office:value-type="float" office:value="26156" calcext:value-type="float">
            <text:p>26156</text:p>
          </table:table-cell>
          <table:table-cell office:value-type="float" office:value="-0.647979" calcext:value-type="float">
            <text:p>-0.647979</text:p>
          </table:table-cell>
          <table:table-cell office:value-type="float" office:value="-0.72593" calcext:value-type="float">
            <text:p>-0.725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</text:p>
          </table:table-cell>
        </table:table-row>
        <table:table-row table:style-name="ro1">
          <table:table-cell office:value-type="string" calcext:value-type="string">
            <text:p>chr13</text:p>
          </table:table-cell>
          <table:table-cell office:value-type="float" office:value="110843924" calcext:value-type="float">
            <text:p>110843924</text:p>
          </table:table-cell>
          <table:table-cell office:value-type="float" office:value="113473729" calcext:value-type="float">
            <text:p>113473729</text:p>
          </table:table-cell>
          <table:table-cell table:formula="of:=[.C128]-[.B128]+1" office:value-type="float" office:value="2629806" calcext:value-type="float">
            <text:p>2629806</text:p>
          </table:table-cell>
          <table:table-cell office:value-type="float" office:value="0.0100313" calcext:value-type="float">
            <text:p>0.0100313</text:p>
          </table:table-cell>
          <table:table-cell office:value-type="float" office:value="-0.0112191" calcext:value-type="float">
            <text:p>-0.011219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3</text:p>
          </table:table-cell>
          <table:table-cell office:value-type="float" office:value="113474179" calcext:value-type="float">
            <text:p>113474179</text:p>
          </table:table-cell>
          <table:table-cell office:value-type="float" office:value="115091765" calcext:value-type="float">
            <text:p>115091765</text:p>
          </table:table-cell>
          <table:table-cell table:formula="of:=[.C129]-[.B129]+1" office:value-type="float" office:value="1617587" calcext:value-type="float">
            <text:p>1617587</text:p>
          </table:table-cell>
          <table:table-cell office:value-type="float" office:value="0.254762" calcext:value-type="float">
            <text:p>0.254762</text:p>
          </table:table-cell>
          <table:table-cell office:value-type="float" office:value="0.240188" calcext:value-type="float">
            <text:p>0.24018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4</text:p>
          </table:table-cell>
          <table:table-cell office:value-type="float" office:value="18926460" calcext:value-type="float">
            <text:p>18926460</text:p>
          </table:table-cell>
          <table:table-cell office:value-type="float" office:value="22409917" calcext:value-type="float">
            <text:p>22409917</text:p>
          </table:table-cell>
          <table:table-cell table:formula="of:=[.C130]-[.B130]+1" office:value-type="float" office:value="3483458" calcext:value-type="float">
            <text:p>3483458</text:p>
          </table:table-cell>
          <table:table-cell office:value-type="float" office:value="0.022696" calcext:value-type="float">
            <text:p>0.022696</text:p>
          </table:table-cell>
          <table:table-cell office:value-type="float" office:value="0.0172786" calcext:value-type="float">
            <text:p>0.017278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4</text:p>
          </table:table-cell>
          <table:table-cell office:value-type="float" office:value="22410417" calcext:value-type="float">
            <text:p>22410417</text:p>
          </table:table-cell>
          <table:table-cell office:value-type="float" office:value="22994321" calcext:value-type="float">
            <text:p>22994321</text:p>
          </table:table-cell>
          <table:table-cell table:formula="of:=[.C131]-[.B131]+1" office:value-type="float" office:value="583905" calcext:value-type="float">
            <text:p>583905</text:p>
          </table:table-cell>
          <table:table-cell office:value-type="float" office:value="0.281379" calcext:value-type="float">
            <text:p>0.281379</text:p>
          </table:table-cell>
          <table:table-cell office:value-type="float" office:value="0.269698" calcext:value-type="float">
            <text:p>0.26969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4</text:p>
          </table:table-cell>
          <table:table-cell office:value-type="float" office:value="22994591" calcext:value-type="float">
            <text:p>22994591</text:p>
          </table:table-cell>
          <table:table-cell office:value-type="float" office:value="43597114" calcext:value-type="float">
            <text:p>43597114</text:p>
          </table:table-cell>
          <table:table-cell table:formula="of:=[.C132]-[.B132]+1" office:value-type="float" office:value="20602524" calcext:value-type="float">
            <text:p>20602524</text:p>
          </table:table-cell>
          <table:table-cell office:value-type="float" office:value="-0.0172645" calcext:value-type="float">
            <text:p>-0.0172645</text:p>
          </table:table-cell>
          <table:table-cell office:value-type="float" office:value="-0.021766" calcext:value-type="float">
            <text:p>-0.02176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4</text:p>
          </table:table-cell>
          <table:table-cell office:value-type="float" office:value="44055803" calcext:value-type="float">
            <text:p>44055803</text:p>
          </table:table-cell>
          <table:table-cell office:value-type="float" office:value="102505194" calcext:value-type="float">
            <text:p>102505194</text:p>
          </table:table-cell>
          <table:table-cell table:formula="of:=[.C133]-[.B133]+1" office:value-type="float" office:value="58449392" calcext:value-type="float">
            <text:p>58449392</text:p>
          </table:table-cell>
          <table:table-cell office:value-type="float" office:value="0.0175792" calcext:value-type="float">
            <text:p>0.0175792</text:p>
          </table:table-cell>
          <table:table-cell office:value-type="float" office:value="0.0144311" calcext:value-type="float">
            <text:p>0.01443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4</text:p>
          </table:table-cell>
          <table:table-cell office:value-type="float" office:value="102505328" calcext:value-type="float">
            <text:p>102505328</text:p>
          </table:table-cell>
          <table:table-cell office:value-type="float" office:value="106330107" calcext:value-type="float">
            <text:p>106330107</text:p>
          </table:table-cell>
          <table:table-cell table:formula="of:=[.C134]-[.B134]+1" office:value-type="float" office:value="3824780" calcext:value-type="float">
            <text:p>3824780</text:p>
          </table:table-cell>
          <table:table-cell office:value-type="float" office:value="0.169052" calcext:value-type="float">
            <text:p>0.169052</text:p>
          </table:table-cell>
          <table:table-cell office:value-type="float" office:value="0.164853" calcext:value-type="float">
            <text:p>0.16485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4</text:p>
          </table:table-cell>
          <table:table-cell office:value-type="float" office:value="106330387" calcext:value-type="float">
            <text:p>106330387</text:p>
          </table:table-cell>
          <table:table-cell office:value-type="float" office:value="106380269" calcext:value-type="float">
            <text:p>106380269</text:p>
          </table:table-cell>
          <table:table-cell table:formula="of:=[.C135]-[.B135]+1" office:value-type="float" office:value="49883" calcext:value-type="float">
            <text:p>49883</text:p>
          </table:table-cell>
          <table:table-cell office:value-type="float" office:value="0.819987" calcext:value-type="float">
            <text:p>0.819987</text:p>
          </table:table-cell>
          <table:table-cell office:value-type="float" office:value="0.763696" calcext:value-type="float">
            <text:p>0.76369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hr14</text:p>
          </table:table-cell>
          <table:table-cell office:value-type="float" office:value="106382611" calcext:value-type="float">
            <text:p>106382611</text:p>
          </table:table-cell>
          <table:table-cell office:value-type="float" office:value="107283238" calcext:value-type="float">
            <text:p>107283238</text:p>
          </table:table-cell>
          <table:table-cell table:formula="of:=[.C136]-[.B136]+1" office:value-type="float" office:value="900628" calcext:value-type="float">
            <text:p>900628</text:p>
          </table:table-cell>
          <table:table-cell office:value-type="float" office:value="0.36305" calcext:value-type="float">
            <text:p>0.36305</text:p>
          </table:table-cell>
          <table:table-cell office:value-type="float" office:value="0.340762" calcext:value-type="float">
            <text:p>0.34076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5</text:p>
          </table:table-cell>
          <table:table-cell office:value-type="float" office:value="20169899" calcext:value-type="float">
            <text:p>20169899</text:p>
          </table:table-cell>
          <table:table-cell office:value-type="float" office:value="28277319" calcext:value-type="float">
            <text:p>28277319</text:p>
          </table:table-cell>
          <table:table-cell table:formula="of:=[.C137]-[.B137]+1" office:value-type="float" office:value="8107421" calcext:value-type="float">
            <text:p>8107421</text:p>
          </table:table-cell>
          <table:table-cell office:value-type="float" office:value="-0.121945" calcext:value-type="float">
            <text:p>-0.121945</text:p>
          </table:table-cell>
          <table:table-cell office:value-type="float" office:value="-0.136378" calcext:value-type="float">
            <text:p>-0.13637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5</text:p>
          </table:table-cell>
          <table:table-cell office:value-type="float" office:value="28277819" calcext:value-type="float">
            <text:p>28277819</text:p>
          </table:table-cell>
          <table:table-cell office:value-type="float" office:value="82635255" calcext:value-type="float">
            <text:p>82635255</text:p>
          </table:table-cell>
          <table:table-cell table:formula="of:=[.C138]-[.B138]+1" office:value-type="float" office:value="54357437" calcext:value-type="float">
            <text:p>54357437</text:p>
          </table:table-cell>
          <table:table-cell office:value-type="float" office:value="0.0049184" calcext:value-type="float">
            <text:p>0.0049184</text:p>
          </table:table-cell>
          <table:table-cell office:value-type="float" office:value="0.00145931" calcext:value-type="float">
            <text:p>0.001459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5</text:p>
          </table:table-cell>
          <table:table-cell office:value-type="float" office:value="83014021" calcext:value-type="float">
            <text:p>83014021</text:p>
          </table:table-cell>
          <table:table-cell office:value-type="float" office:value="102462568" calcext:value-type="float">
            <text:p>102462568</text:p>
          </table:table-cell>
          <table:table-cell table:formula="of:=[.C139]-[.B139]+1" office:value-type="float" office:value="19448548" calcext:value-type="float">
            <text:p>19448548</text:p>
          </table:table-cell>
          <table:table-cell office:value-type="float" office:value="0.0161861" calcext:value-type="float">
            <text:p>0.0161861</text:p>
          </table:table-cell>
          <table:table-cell office:value-type="float" office:value="0.00934421" calcext:value-type="float">
            <text:p>0.009344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6</text:p>
          </table:table-cell>
          <table:table-cell office:value-type="float" office:value="97433" calcext:value-type="float">
            <text:p>97433</text:p>
          </table:table-cell>
          <table:table-cell office:value-type="float" office:value="613559" calcext:value-type="float">
            <text:p>613559</text:p>
          </table:table-cell>
          <table:table-cell table:formula="of:=[.C140]-[.B140]+1" office:value-type="float" office:value="516127" calcext:value-type="float">
            <text:p>516127</text:p>
          </table:table-cell>
          <table:table-cell office:value-type="float" office:value="0.220115" calcext:value-type="float">
            <text:p>0.220115</text:p>
          </table:table-cell>
          <table:table-cell office:value-type="float" office:value="0.197462" calcext:value-type="float">
            <text:p>0.19746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6</text:p>
          </table:table-cell>
          <table:table-cell office:value-type="float" office:value="614109" calcext:value-type="float">
            <text:p>614109</text:p>
          </table:table-cell>
          <table:table-cell office:value-type="float" office:value="843282" calcext:value-type="float">
            <text:p>843282</text:p>
          </table:table-cell>
          <table:table-cell table:formula="of:=[.C141]-[.B141]+1" office:value-type="float" office:value="229174" calcext:value-type="float">
            <text:p>229174</text:p>
          </table:table-cell>
          <table:table-cell office:value-type="float" office:value="-0.0827025" calcext:value-type="float">
            <text:p>-0.0827025</text:p>
          </table:table-cell>
          <table:table-cell office:value-type="float" office:value="-0.0985098" calcext:value-type="float">
            <text:p>-0.09850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6</text:p>
          </table:table-cell>
          <table:table-cell office:value-type="float" office:value="843648" calcext:value-type="float">
            <text:p>843648</text:p>
          </table:table-cell>
          <table:table-cell office:value-type="float" office:value="2607194" calcext:value-type="float">
            <text:p>2607194</text:p>
          </table:table-cell>
          <table:table-cell table:formula="of:=[.C142]-[.B142]+1" office:value-type="float" office:value="1763547" calcext:value-type="float">
            <text:p>1763547</text:p>
          </table:table-cell>
          <table:table-cell office:value-type="float" office:value="0.127988" calcext:value-type="float">
            <text:p>0.127988</text:p>
          </table:table-cell>
          <table:table-cell office:value-type="float" office:value="0.118208" calcext:value-type="float">
            <text:p>0.11820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6</text:p>
          </table:table-cell>
          <table:table-cell office:value-type="float" office:value="2607694" calcext:value-type="float">
            <text:p>2607694</text:p>
          </table:table-cell>
          <table:table-cell office:value-type="float" office:value="2757461" calcext:value-type="float">
            <text:p>2757461</text:p>
          </table:table-cell>
          <table:table-cell table:formula="of:=[.C143]-[.B143]+1" office:value-type="float" office:value="149768" calcext:value-type="float">
            <text:p>149768</text:p>
          </table:table-cell>
          <table:table-cell office:value-type="float" office:value="0.728563" calcext:value-type="float">
            <text:p>0.728563</text:p>
          </table:table-cell>
          <table:table-cell office:value-type="float" office:value="0.664629" calcext:value-type="float">
            <text:p>0.6646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hr16</text:p>
          </table:table-cell>
          <table:table-cell office:value-type="float" office:value="2762610" calcext:value-type="float">
            <text:p>2762610</text:p>
          </table:table-cell>
          <table:table-cell office:value-type="float" office:value="9529257" calcext:value-type="float">
            <text:p>9529257</text:p>
          </table:table-cell>
          <table:table-cell table:formula="of:=[.C144]-[.B144]+1" office:value-type="float" office:value="6766648" calcext:value-type="float">
            <text:p>6766648</text:p>
          </table:table-cell>
          <table:table-cell office:value-type="float" office:value="0.0296541" calcext:value-type="float">
            <text:p>0.0296541</text:p>
          </table:table-cell>
          <table:table-cell office:value-type="float" office:value="0.0225016" calcext:value-type="float">
            <text:p>0.02250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6</text:p>
          </table:table-cell>
          <table:table-cell office:value-type="float" office:value="9529257" calcext:value-type="float">
            <text:p>9529257</text:p>
          </table:table-cell>
          <table:table-cell office:value-type="float" office:value="20331099" calcext:value-type="float">
            <text:p>20331099</text:p>
          </table:table-cell>
          <table:table-cell table:formula="of:=[.C145]-[.B145]+1" office:value-type="float" office:value="10801843" calcext:value-type="float">
            <text:p>10801843</text:p>
          </table:table-cell>
          <table:table-cell office:value-type="float" office:value="-0.0549152" calcext:value-type="float">
            <text:p>-0.0549152</text:p>
          </table:table-cell>
          <table:table-cell office:value-type="float" office:value="-0.0602189" calcext:value-type="float">
            <text:p>-0.060218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6</text:p>
          </table:table-cell>
          <table:table-cell office:value-type="float" office:value="20331573" calcext:value-type="float">
            <text:p>20331573</text:p>
          </table:table-cell>
          <table:table-cell office:value-type="float" office:value="27772919" calcext:value-type="float">
            <text:p>27772919</text:p>
          </table:table-cell>
          <table:table-cell table:formula="of:=[.C146]-[.B146]+1" office:value-type="float" office:value="7441347" calcext:value-type="float">
            <text:p>7441347</text:p>
          </table:table-cell>
          <table:table-cell office:value-type="float" office:value="-0.179637" calcext:value-type="float">
            <text:p>-0.179637</text:p>
          </table:table-cell>
          <table:table-cell office:value-type="float" office:value="-0.188737" calcext:value-type="float">
            <text:p>-0.18873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6</text:p>
          </table:table-cell>
          <table:table-cell office:value-type="float" office:value="27777619" calcext:value-type="float">
            <text:p>27777619</text:p>
          </table:table-cell>
          <table:table-cell office:value-type="float" office:value="35306807" calcext:value-type="float">
            <text:p>35306807</text:p>
          </table:table-cell>
          <table:table-cell table:formula="of:=[.C147]-[.B147]+1" office:value-type="float" office:value="7529189" calcext:value-type="float">
            <text:p>7529189</text:p>
          </table:table-cell>
          <table:table-cell office:value-type="float" office:value="-0.0806124" calcext:value-type="float">
            <text:p>-0.0806124</text:p>
          </table:table-cell>
          <table:table-cell office:value-type="float" office:value="-0.0871909" calcext:value-type="float">
            <text:p>-0.08719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6</text:p>
          </table:table-cell>
          <table:table-cell office:value-type="float" office:value="46615630" calcext:value-type="float">
            <text:p>46615630</text:p>
          </table:table-cell>
          <table:table-cell office:value-type="float" office:value="69199354" calcext:value-type="float">
            <text:p>69199354</text:p>
          </table:table-cell>
          <table:table-cell table:formula="of:=[.C148]-[.B148]+1" office:value-type="float" office:value="22583725" calcext:value-type="float">
            <text:p>22583725</text:p>
          </table:table-cell>
          <table:table-cell office:value-type="float" office:value="-0.070378" calcext:value-type="float">
            <text:p>-0.070378</text:p>
          </table:table-cell>
          <table:table-cell office:value-type="float" office:value="-0.0735737" calcext:value-type="float">
            <text:p>-0.073573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6</text:p>
          </table:table-cell>
          <table:table-cell office:value-type="float" office:value="69199360" calcext:value-type="float">
            <text:p>69199360</text:p>
          </table:table-cell>
          <table:table-cell office:value-type="float" office:value="84476220" calcext:value-type="float">
            <text:p>84476220</text:p>
          </table:table-cell>
          <table:table-cell table:formula="of:=[.C149]-[.B149]+1" office:value-type="float" office:value="15276861" calcext:value-type="float">
            <text:p>15276861</text:p>
          </table:table-cell>
          <table:table-cell office:value-type="float" office:value="0.0258181" calcext:value-type="float">
            <text:p>0.0258181</text:p>
          </table:table-cell>
          <table:table-cell office:value-type="float" office:value="0.0213973" calcext:value-type="float">
            <text:p>0.021397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6</text:p>
          </table:table-cell>
          <table:table-cell office:value-type="float" office:value="84479924" calcext:value-type="float">
            <text:p>84479924</text:p>
          </table:table-cell>
          <table:table-cell office:value-type="float" office:value="90142344" calcext:value-type="float">
            <text:p>90142344</text:p>
          </table:table-cell>
          <table:table-cell table:formula="of:=[.C150]-[.B150]+1" office:value-type="float" office:value="5662421" calcext:value-type="float">
            <text:p>5662421</text:p>
          </table:table-cell>
          <table:table-cell office:value-type="float" office:value="0.137618" calcext:value-type="float">
            <text:p>0.137618</text:p>
          </table:table-cell>
          <table:table-cell office:value-type="float" office:value="0.127214" calcext:value-type="float">
            <text:p>0.1272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7</text:p>
          </table:table-cell>
          <table:table-cell office:value-type="float" office:value="6000" calcext:value-type="float">
            <text:p>6000</text:p>
          </table:table-cell>
          <table:table-cell office:value-type="float" office:value="4539153" calcext:value-type="float">
            <text:p>4539153</text:p>
          </table:table-cell>
          <table:table-cell table:formula="of:=[.C151]-[.B151]+1" office:value-type="float" office:value="4533154" calcext:value-type="float">
            <text:p>4533154</text:p>
          </table:table-cell>
          <table:table-cell office:value-type="float" office:value="0.118875" calcext:value-type="float">
            <text:p>0.118875</text:p>
          </table:table-cell>
          <table:table-cell office:value-type="float" office:value="0.108757" calcext:value-type="float">
            <text:p>0.1087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7</text:p>
          </table:table-cell>
          <table:table-cell office:value-type="float" office:value="4539161" calcext:value-type="float">
            <text:p>4539161</text:p>
          </table:table-cell>
          <table:table-cell office:value-type="float" office:value="21454694" calcext:value-type="float">
            <text:p>21454694</text:p>
          </table:table-cell>
          <table:table-cell table:formula="of:=[.C152]-[.B152]+1" office:value-type="float" office:value="16915534" calcext:value-type="float">
            <text:p>16915534</text:p>
          </table:table-cell>
          <table:table-cell office:value-type="float" office:value="-0.000166133" calcext:value-type="float">
            <text:p>-0.000166133</text:p>
          </table:table-cell>
          <table:table-cell office:value-type="float" office:value="-0.00577212" calcext:value-type="float">
            <text:p>-0.005772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7</text:p>
          </table:table-cell>
          <table:table-cell office:value-type="float" office:value="25472106" calcext:value-type="float">
            <text:p>25472106</text:p>
          </table:table-cell>
          <table:table-cell office:value-type="float" office:value="26671635" calcext:value-type="float">
            <text:p>26671635</text:p>
          </table:table-cell>
          <table:table-cell table:formula="of:=[.C153]-[.B153]+1" office:value-type="float" office:value="1199530" calcext:value-type="float">
            <text:p>1199530</text:p>
          </table:table-cell>
          <table:table-cell office:value-type="float" office:value="0.110238" calcext:value-type="float">
            <text:p>0.110238</text:p>
          </table:table-cell>
          <table:table-cell office:value-type="float" office:value="0.0820125" calcext:value-type="float">
            <text:p>0.08201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7</text:p>
          </table:table-cell>
          <table:table-cell office:value-type="float" office:value="26675139" calcext:value-type="float">
            <text:p>26675139</text:p>
          </table:table-cell>
          <table:table-cell office:value-type="float" office:value="27383318" calcext:value-type="float">
            <text:p>27383318</text:p>
          </table:table-cell>
          <table:table-cell table:formula="of:=[.C154]-[.B154]+1" office:value-type="float" office:value="708180" calcext:value-type="float">
            <text:p>708180</text:p>
          </table:table-cell>
          <table:table-cell office:value-type="float" office:value="-0.109051" calcext:value-type="float">
            <text:p>-0.109051</text:p>
          </table:table-cell>
          <table:table-cell office:value-type="float" office:value="-0.120818" calcext:value-type="float">
            <text:p>-0.1208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7</text:p>
          </table:table-cell>
          <table:table-cell office:value-type="float" office:value="27383818" calcext:value-type="float">
            <text:p>27383818</text:p>
          </table:table-cell>
          <table:table-cell office:value-type="float" office:value="31355418" calcext:value-type="float">
            <text:p>31355418</text:p>
          </table:table-cell>
          <table:table-cell table:formula="of:=[.C155]-[.B155]+1" office:value-type="float" office:value="3971601" calcext:value-type="float">
            <text:p>3971601</text:p>
          </table:table-cell>
          <table:table-cell office:value-type="float" office:value="0.0236115" calcext:value-type="float">
            <text:p>0.0236115</text:p>
          </table:table-cell>
          <table:table-cell office:value-type="float" office:value="0.0111959" calcext:value-type="float">
            <text:p>0.011195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7</text:p>
          </table:table-cell>
          <table:table-cell office:value-type="float" office:value="31355918" calcext:value-type="float">
            <text:p>31355918</text:p>
          </table:table-cell>
          <table:table-cell office:value-type="float" office:value="39140573" calcext:value-type="float">
            <text:p>39140573</text:p>
          </table:table-cell>
          <table:table-cell table:formula="of:=[.C156]-[.B156]+1" office:value-type="float" office:value="7784656" calcext:value-type="float">
            <text:p>7784656</text:p>
          </table:table-cell>
          <table:table-cell office:value-type="float" office:value="-0.103183" calcext:value-type="float">
            <text:p>-0.103183</text:p>
          </table:table-cell>
          <table:table-cell office:value-type="float" office:value="-0.108329" calcext:value-type="float">
            <text:p>-0.10832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7</text:p>
          </table:table-cell>
          <table:table-cell office:value-type="float" office:value="39150033" calcext:value-type="float">
            <text:p>39150033</text:p>
          </table:table-cell>
          <table:table-cell office:value-type="float" office:value="39779317" calcext:value-type="float">
            <text:p>39779317</text:p>
          </table:table-cell>
          <table:table-cell table:formula="of:=[.C157]-[.B157]+1" office:value-type="float" office:value="629285" calcext:value-type="float">
            <text:p>629285</text:p>
          </table:table-cell>
          <table:table-cell office:value-type="float" office:value="0.138161" calcext:value-type="float">
            <text:p>0.138161</text:p>
          </table:table-cell>
          <table:table-cell office:value-type="float" office:value="0.117907" calcext:value-type="float">
            <text:p>0.11790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7</text:p>
          </table:table-cell>
          <table:table-cell office:value-type="float" office:value="39780239" calcext:value-type="float">
            <text:p>39780239</text:p>
          </table:table-cell>
          <table:table-cell office:value-type="float" office:value="61493043" calcext:value-type="float">
            <text:p>61493043</text:p>
          </table:table-cell>
          <table:table-cell table:formula="of:=[.C158]-[.B158]+1" office:value-type="float" office:value="21712805" calcext:value-type="float">
            <text:p>21712805</text:p>
          </table:table-cell>
          <table:table-cell office:value-type="float" office:value="-0.110058" calcext:value-type="float">
            <text:p>-0.110058</text:p>
          </table:table-cell>
          <table:table-cell office:value-type="float" office:value="-0.114759" calcext:value-type="float">
            <text:p>-0.11475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7</text:p>
          </table:table-cell>
          <table:table-cell office:value-type="float" office:value="61495657" calcext:value-type="float">
            <text:p>61495657</text:p>
          </table:table-cell>
          <table:table-cell office:value-type="float" office:value="76399909" calcext:value-type="float">
            <text:p>76399909</text:p>
          </table:table-cell>
          <table:table-cell table:formula="of:=[.C159]-[.B159]+1" office:value-type="float" office:value="14904253" calcext:value-type="float">
            <text:p>14904253</text:p>
          </table:table-cell>
          <table:table-cell office:value-type="float" office:value="0.044295" calcext:value-type="float">
            <text:p>0.044295</text:p>
          </table:table-cell>
          <table:table-cell office:value-type="float" office:value="0.0375998" calcext:value-type="float">
            <text:p>0.03759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7</text:p>
          </table:table-cell>
          <table:table-cell office:value-type="float" office:value="76399909" calcext:value-type="float">
            <text:p>76399909</text:p>
          </table:table-cell>
          <table:table-cell office:value-type="float" office:value="81052329" calcext:value-type="float">
            <text:p>81052329</text:p>
          </table:table-cell>
          <table:table-cell table:formula="of:=[.C160]-[.B160]+1" office:value-type="float" office:value="4652421" calcext:value-type="float">
            <text:p>4652421</text:p>
          </table:table-cell>
          <table:table-cell office:value-type="float" office:value="0.170643" calcext:value-type="float">
            <text:p>0.170643</text:p>
          </table:table-cell>
          <table:table-cell office:value-type="float" office:value="0.161802" calcext:value-type="float">
            <text:p>0.1618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8</text:p>
          </table:table-cell>
          <table:table-cell office:value-type="float" office:value="48405" calcext:value-type="float">
            <text:p>48405</text:p>
          </table:table-cell>
          <table:table-cell office:value-type="float" office:value="14852248" calcext:value-type="float">
            <text:p>14852248</text:p>
          </table:table-cell>
          <table:table-cell table:formula="of:=[.C161]-[.B161]+1" office:value-type="float" office:value="14803844" calcext:value-type="float">
            <text:p>14803844</text:p>
          </table:table-cell>
          <table:table-cell office:value-type="float" office:value="0.0391189" calcext:value-type="float">
            <text:p>0.0391189</text:p>
          </table:table-cell>
          <table:table-cell office:value-type="float" office:value="0.0302825" calcext:value-type="float">
            <text:p>0.03028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8</text:p>
          </table:table-cell>
          <table:table-cell office:value-type="float" office:value="18531297" calcext:value-type="float">
            <text:p>18531297</text:p>
          </table:table-cell>
          <table:table-cell office:value-type="float" office:value="78005254" calcext:value-type="float">
            <text:p>78005254</text:p>
          </table:table-cell>
          <table:table-cell table:formula="of:=[.C162]-[.B162]+1" office:value-type="float" office:value="59473958" calcext:value-type="float">
            <text:p>59473958</text:p>
          </table:table-cell>
          <table:table-cell office:value-type="float" office:value="0.0258278" calcext:value-type="float">
            <text:p>0.0258278</text:p>
          </table:table-cell>
          <table:table-cell office:value-type="float" office:value="0.0227532" calcext:value-type="float">
            <text:p>0.02275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9</text:p>
          </table:table-cell>
          <table:table-cell office:value-type="float" office:value="107093" calcext:value-type="float">
            <text:p>107093</text:p>
          </table:table-cell>
          <table:table-cell office:value-type="float" office:value="6426580" calcext:value-type="float">
            <text:p>6426580</text:p>
          </table:table-cell>
          <table:table-cell table:formula="of:=[.C163]-[.B163]+1" office:value-type="float" office:value="6319488" calcext:value-type="float">
            <text:p>6319488</text:p>
          </table:table-cell>
          <table:table-cell office:value-type="float" office:value="0.139545" calcext:value-type="float">
            <text:p>0.139545</text:p>
          </table:table-cell>
          <table:table-cell office:value-type="float" office:value="0.133981" calcext:value-type="float">
            <text:p>0.13398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9</text:p>
          </table:table-cell>
          <table:table-cell office:value-type="float" office:value="6427043" calcext:value-type="float">
            <text:p>6427043</text:p>
          </table:table-cell>
          <table:table-cell office:value-type="float" office:value="10077106" calcext:value-type="float">
            <text:p>10077106</text:p>
          </table:table-cell>
          <table:table-cell table:formula="of:=[.C164]-[.B164]+1" office:value-type="float" office:value="3650064" calcext:value-type="float">
            <text:p>3650064</text:p>
          </table:table-cell>
          <table:table-cell office:value-type="float" office:value="0.060116" calcext:value-type="float">
            <text:p>0.060116</text:p>
          </table:table-cell>
          <table:table-cell office:value-type="float" office:value="0.0563457" calcext:value-type="float">
            <text:p>0.05634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9</text:p>
          </table:table-cell>
          <table:table-cell office:value-type="float" office:value="10077988" calcext:value-type="float">
            <text:p>10077988</text:p>
          </table:table-cell>
          <table:table-cell office:value-type="float" office:value="10132177" calcext:value-type="float">
            <text:p>10132177</text:p>
          </table:table-cell>
          <table:table-cell table:formula="of:=[.C165]-[.B165]+1" office:value-type="float" office:value="54190" calcext:value-type="float">
            <text:p>54190</text:p>
          </table:table-cell>
          <table:table-cell office:value-type="float" office:value="-0.37275" calcext:value-type="float">
            <text:p>-0.37275</text:p>
          </table:table-cell>
          <table:table-cell office:value-type="float" office:value="-0.419306" calcext:value-type="float">
            <text:p>-0.4193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</text:p>
          </table:table-cell>
        </table:table-row>
        <table:table-row table:style-name="ro1">
          <table:table-cell office:value-type="string" calcext:value-type="string">
            <text:p>chr19</text:p>
          </table:table-cell>
          <table:table-cell office:value-type="float" office:value="10132177" calcext:value-type="float">
            <text:p>10132177</text:p>
          </table:table-cell>
          <table:table-cell office:value-type="float" office:value="11724844" calcext:value-type="float">
            <text:p>11724844</text:p>
          </table:table-cell>
          <table:table-cell table:formula="of:=[.C166]-[.B166]+1" office:value-type="float" office:value="1592668" calcext:value-type="float">
            <text:p>1592668</text:p>
          </table:table-cell>
          <table:table-cell office:value-type="float" office:value="0.0310023" calcext:value-type="float">
            <text:p>0.0310023</text:p>
          </table:table-cell>
          <table:table-cell office:value-type="float" office:value="0.0203255" calcext:value-type="float">
            <text:p>0.0203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9</text:p>
          </table:table-cell>
          <table:table-cell office:value-type="float" office:value="11725344" calcext:value-type="float">
            <text:p>11725344</text:p>
          </table:table-cell>
          <table:table-cell office:value-type="float" office:value="12639506" calcext:value-type="float">
            <text:p>12639506</text:p>
          </table:table-cell>
          <table:table-cell table:formula="of:=[.C167]-[.B167]+1" office:value-type="float" office:value="914163" calcext:value-type="float">
            <text:p>914163</text:p>
          </table:table-cell>
          <table:table-cell office:value-type="float" office:value="0.288512" calcext:value-type="float">
            <text:p>0.288512</text:p>
          </table:table-cell>
          <table:table-cell office:value-type="float" office:value="0.272923" calcext:value-type="float">
            <text:p>0.27292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9</text:p>
          </table:table-cell>
          <table:table-cell office:value-type="float" office:value="12640006" calcext:value-type="float">
            <text:p>12640006</text:p>
          </table:table-cell>
          <table:table-cell office:value-type="float" office:value="19843205" calcext:value-type="float">
            <text:p>19843205</text:p>
          </table:table-cell>
          <table:table-cell table:formula="of:=[.C168]-[.B168]+1" office:value-type="float" office:value="7203200" calcext:value-type="float">
            <text:p>7203200</text:p>
          </table:table-cell>
          <table:table-cell office:value-type="float" office:value="0.000163496" calcext:value-type="float">
            <text:p>0.000163496</text:p>
          </table:table-cell>
          <table:table-cell office:value-type="float" office:value="-0.00596305" calcext:value-type="float">
            <text:p>-0.0059630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9</text:p>
          </table:table-cell>
          <table:table-cell office:value-type="float" office:value="19843705" calcext:value-type="float">
            <text:p>19843705</text:p>
          </table:table-cell>
          <table:table-cell office:value-type="float" office:value="24607909" calcext:value-type="float">
            <text:p>24607909</text:p>
          </table:table-cell>
          <table:table-cell table:formula="of:=[.C169]-[.B169]+1" office:value-type="float" office:value="4764205" calcext:value-type="float">
            <text:p>4764205</text:p>
          </table:table-cell>
          <table:table-cell office:value-type="float" office:value="0.287974" calcext:value-type="float">
            <text:p>0.287974</text:p>
          </table:table-cell>
          <table:table-cell office:value-type="float" office:value="0.269735" calcext:value-type="float">
            <text:p>0.2697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9</text:p>
          </table:table-cell>
          <table:table-cell office:value-type="float" office:value="27869719" calcext:value-type="float">
            <text:p>27869719</text:p>
          </table:table-cell>
          <table:table-cell office:value-type="float" office:value="36103185" calcext:value-type="float">
            <text:p>36103185</text:p>
          </table:table-cell>
          <table:table-cell table:formula="of:=[.C170]-[.B170]+1" office:value-type="float" office:value="8233467" calcext:value-type="float">
            <text:p>8233467</text:p>
          </table:table-cell>
          <table:table-cell office:value-type="float" office:value="0.0252987" calcext:value-type="float">
            <text:p>0.0252987</text:p>
          </table:table-cell>
          <table:table-cell office:value-type="float" office:value="0.0165783" calcext:value-type="float">
            <text:p>0.016578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9</text:p>
          </table:table-cell>
          <table:table-cell office:value-type="float" office:value="36104622" calcext:value-type="float">
            <text:p>36104622</text:p>
          </table:table-cell>
          <table:table-cell office:value-type="float" office:value="36509923" calcext:value-type="float">
            <text:p>36509923</text:p>
          </table:table-cell>
          <table:table-cell table:formula="of:=[.C171]-[.B171]+1" office:value-type="float" office:value="405302" calcext:value-type="float">
            <text:p>405302</text:p>
          </table:table-cell>
          <table:table-cell office:value-type="float" office:value="-0.183018" calcext:value-type="float">
            <text:p>-0.183018</text:p>
          </table:table-cell>
          <table:table-cell office:value-type="float" office:value="-0.201223" calcext:value-type="float">
            <text:p>-0.2012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9</text:p>
          </table:table-cell>
          <table:table-cell office:value-type="float" office:value="36510063" calcext:value-type="float">
            <text:p>36510063</text:p>
          </table:table-cell>
          <table:table-cell office:value-type="float" office:value="43032579" calcext:value-type="float">
            <text:p>43032579</text:p>
          </table:table-cell>
          <table:table-cell table:formula="of:=[.C172]-[.B172]+1" office:value-type="float" office:value="6522517" calcext:value-type="float">
            <text:p>6522517</text:p>
          </table:table-cell>
          <table:table-cell office:value-type="float" office:value="0.00947899" calcext:value-type="float">
            <text:p>0.00947899</text:p>
          </table:table-cell>
          <table:table-cell office:value-type="float" office:value="0.00208455" calcext:value-type="float">
            <text:p>0.0020845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H</text:p>
          </table:table-cell>
        </table:table-row>
        <table:table-row table:style-name="ro1">
          <table:table-cell office:value-type="string" calcext:value-type="string">
            <text:p>chr19</text:p>
          </table:table-cell>
          <table:table-cell office:value-type="float" office:value="43087378" calcext:value-type="float">
            <text:p>43087378</text:p>
          </table:table-cell>
          <table:table-cell office:value-type="float" office:value="43772358" calcext:value-type="float">
            <text:p>43772358</text:p>
          </table:table-cell>
          <table:table-cell table:formula="of:=[.C173]-[.B173]+1" office:value-type="float" office:value="684981" calcext:value-type="float">
            <text:p>684981</text:p>
          </table:table-cell>
          <table:table-cell office:value-type="float" office:value="0.43119" calcext:value-type="float">
            <text:p>0.43119</text:p>
          </table:table-cell>
          <table:table-cell office:value-type="float" office:value="0.391311" calcext:value-type="float">
            <text:p>0.3913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9</text:p>
          </table:table-cell>
          <table:table-cell office:value-type="float" office:value="43773467" calcext:value-type="float">
            <text:p>43773467</text:p>
          </table:table-cell>
          <table:table-cell office:value-type="float" office:value="44302761" calcext:value-type="float">
            <text:p>44302761</text:p>
          </table:table-cell>
          <table:table-cell table:formula="of:=[.C174]-[.B174]+1" office:value-type="float" office:value="529295" calcext:value-type="float">
            <text:p>529295</text:p>
          </table:table-cell>
          <table:table-cell office:value-type="float" office:value="-0.0832599" calcext:value-type="float">
            <text:p>-0.0832599</text:p>
          </table:table-cell>
          <table:table-cell office:value-type="float" office:value="-0.107521" calcext:value-type="float">
            <text:p>-0.1075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H</text:p>
          </table:table-cell>
        </table:table-row>
        <table:table-row table:style-name="ro1">
          <table:table-cell office:value-type="string" calcext:value-type="string">
            <text:p>chr19</text:p>
          </table:table-cell>
          <table:table-cell office:value-type="float" office:value="44302953" calcext:value-type="float">
            <text:p>44302953</text:p>
          </table:table-cell>
          <table:table-cell office:value-type="float" office:value="44896627" calcext:value-type="float">
            <text:p>44896627</text:p>
          </table:table-cell>
          <table:table-cell table:formula="of:=[.C175]-[.B175]+1" office:value-type="float" office:value="593675" calcext:value-type="float">
            <text:p>593675</text:p>
          </table:table-cell>
          <table:table-cell office:value-type="float" office:value="0.216282" calcext:value-type="float">
            <text:p>0.216282</text:p>
          </table:table-cell>
          <table:table-cell office:value-type="float" office:value="0.195791" calcext:value-type="float">
            <text:p>0.19579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9</text:p>
          </table:table-cell>
          <table:table-cell office:value-type="float" office:value="44901310" calcext:value-type="float">
            <text:p>44901310</text:p>
          </table:table-cell>
          <table:table-cell office:value-type="float" office:value="52719908" calcext:value-type="float">
            <text:p>52719908</text:p>
          </table:table-cell>
          <table:table-cell table:formula="of:=[.C176]-[.B176]+1" office:value-type="float" office:value="7818599" calcext:value-type="float">
            <text:p>7818599</text:p>
          </table:table-cell>
          <table:table-cell office:value-type="float" office:value="-0.00523877" calcext:value-type="float">
            <text:p>-0.00523877</text:p>
          </table:table-cell>
          <table:table-cell office:value-type="float" office:value="-0.0110115" calcext:value-type="float">
            <text:p>-0.01101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H</text:p>
          </table:table-cell>
        </table:table-row>
        <table:table-row table:style-name="ro1">
          <table:table-cell office:value-type="string" calcext:value-type="string">
            <text:p>chr19</text:p>
          </table:table-cell>
          <table:table-cell office:value-type="float" office:value="52722921" calcext:value-type="float">
            <text:p>52722921</text:p>
          </table:table-cell>
          <table:table-cell office:value-type="float" office:value="53994317" calcext:value-type="float">
            <text:p>53994317</text:p>
          </table:table-cell>
          <table:table-cell table:formula="of:=[.C177]-[.B177]+1" office:value-type="float" office:value="1271397" calcext:value-type="float">
            <text:p>1271397</text:p>
          </table:table-cell>
          <table:table-cell office:value-type="float" office:value="0.277856" calcext:value-type="float">
            <text:p>0.277856</text:p>
          </table:table-cell>
          <table:table-cell office:value-type="float" office:value="0.262001" calcext:value-type="float">
            <text:p>0.26200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19</text:p>
          </table:table-cell>
          <table:table-cell office:value-type="float" office:value="53995318" calcext:value-type="float">
            <text:p>53995318</text:p>
          </table:table-cell>
          <table:table-cell office:value-type="float" office:value="57839289" calcext:value-type="float">
            <text:p>57839289</text:p>
          </table:table-cell>
          <table:table-cell table:formula="of:=[.C178]-[.B178]+1" office:value-type="float" office:value="3843972" calcext:value-type="float">
            <text:p>3843972</text:p>
          </table:table-cell>
          <table:table-cell office:value-type="float" office:value="-0.0204551" calcext:value-type="float">
            <text:p>-0.0204551</text:p>
          </table:table-cell>
          <table:table-cell office:value-type="float" office:value="-0.0306781" calcext:value-type="float">
            <text:p>-0.03067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H</text:p>
          </table:table-cell>
        </table:table-row>
        <table:table-row table:style-name="ro1">
          <table:table-cell office:value-type="string" calcext:value-type="string">
            <text:p>chr19</text:p>
          </table:table-cell>
          <table:table-cell office:value-type="float" office:value="57839289" calcext:value-type="float">
            <text:p>57839289</text:p>
          </table:table-cell>
          <table:table-cell office:value-type="float" office:value="58490652" calcext:value-type="float">
            <text:p>58490652</text:p>
          </table:table-cell>
          <table:table-cell table:formula="of:=[.C179]-[.B179]+1" office:value-type="float" office:value="651364" calcext:value-type="float">
            <text:p>651364</text:p>
          </table:table-cell>
          <table:table-cell office:value-type="float" office:value="0.15237" calcext:value-type="float">
            <text:p>0.15237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H</text:p>
          </table:table-cell>
        </table:table-row>
        <table:table-row table:style-name="ro1">
          <table:table-cell office:value-type="string" calcext:value-type="string">
            <text:p>chr19</text:p>
          </table:table-cell>
          <table:table-cell office:value-type="float" office:value="58490662" calcext:value-type="float">
            <text:p>58490662</text:p>
          </table:table-cell>
          <table:table-cell office:value-type="float" office:value="59082844" calcext:value-type="float">
            <text:p>59082844</text:p>
          </table:table-cell>
          <table:table-cell table:formula="of:=[.C180]-[.B180]+1" office:value-type="float" office:value="592183" calcext:value-type="float">
            <text:p>592183</text:p>
          </table:table-cell>
          <table:table-cell office:value-type="float" office:value="-0.0372198" calcext:value-type="float">
            <text:p>-0.0372198</text:p>
          </table:table-cell>
          <table:table-cell office:value-type="float" office:value="-0.0569366" calcext:value-type="float">
            <text:p>-0.05693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H</text:p>
          </table:table-cell>
        </table:table-row>
        <table:table-row table:style-name="ro1">
          <table:table-cell office:value-type="string" calcext:value-type="string">
            <text:p>chr20</text:p>
          </table:table-cell>
          <table:table-cell office:value-type="float" office:value="68319" calcext:value-type="float">
            <text:p>68319</text:p>
          </table:table-cell>
          <table:table-cell office:value-type="float" office:value="26424726" calcext:value-type="float">
            <text:p>26424726</text:p>
          </table:table-cell>
          <table:table-cell table:formula="of:=[.C181]-[.B181]+1" office:value-type="float" office:value="26356408" calcext:value-type="float">
            <text:p>26356408</text:p>
          </table:table-cell>
          <table:table-cell office:value-type="float" office:value="0.0508204" calcext:value-type="float">
            <text:p>0.0508204</text:p>
          </table:table-cell>
          <table:table-cell office:value-type="float" office:value="0.0480691" calcext:value-type="float">
            <text:p>0.048069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20</text:p>
          </table:table-cell>
          <table:table-cell office:value-type="float" office:value="29398836" calcext:value-type="float">
            <text:p>29398836</text:p>
          </table:table-cell>
          <table:table-cell office:value-type="float" office:value="59827037" calcext:value-type="float">
            <text:p>59827037</text:p>
          </table:table-cell>
          <table:table-cell table:formula="of:=[.C182]-[.B182]+1" office:value-type="float" office:value="30428202" calcext:value-type="float">
            <text:p>30428202</text:p>
          </table:table-cell>
          <table:table-cell office:value-type="float" office:value="0.0404562" calcext:value-type="float">
            <text:p>0.0404562</text:p>
          </table:table-cell>
          <table:table-cell office:value-type="float" office:value="0.0368736" calcext:value-type="float">
            <text:p>0.036873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20</text:p>
          </table:table-cell>
          <table:table-cell office:value-type="float" office:value="59829877" calcext:value-type="float">
            <text:p>59829877</text:p>
          </table:table-cell>
          <table:table-cell office:value-type="float" office:value="62904961" calcext:value-type="float">
            <text:p>62904961</text:p>
          </table:table-cell>
          <table:table-cell table:formula="of:=[.C183]-[.B183]+1" office:value-type="float" office:value="3075085" calcext:value-type="float">
            <text:p>3075085</text:p>
          </table:table-cell>
          <table:table-cell office:value-type="float" office:value="0.135411" calcext:value-type="float">
            <text:p>0.135411</text:p>
          </table:table-cell>
          <table:table-cell office:value-type="float" office:value="0.125796" calcext:value-type="float">
            <text:p>0.12579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21</text:p>
          </table:table-cell>
          <table:table-cell office:value-type="float" office:value="9353399" calcext:value-type="float">
            <text:p>9353399</text:p>
          </table:table-cell>
          <table:table-cell office:value-type="float" office:value="28608223" calcext:value-type="float">
            <text:p>28608223</text:p>
          </table:table-cell>
          <table:table-cell table:formula="of:=[.C184]-[.B184]+1" office:value-type="float" office:value="19254825" calcext:value-type="float">
            <text:p>19254825</text:p>
          </table:table-cell>
          <table:table-cell office:value-type="float" office:value="-0.0452452" calcext:value-type="float">
            <text:p>-0.0452452</text:p>
          </table:table-cell>
          <table:table-cell office:value-type="float" office:value="-0.0554592" calcext:value-type="float">
            <text:p>-0.055459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21</text:p>
          </table:table-cell>
          <table:table-cell office:value-type="float" office:value="28914552" calcext:value-type="float">
            <text:p>28914552</text:p>
          </table:table-cell>
          <table:table-cell office:value-type="float" office:value="43224794" calcext:value-type="float">
            <text:p>43224794</text:p>
          </table:table-cell>
          <table:table-cell table:formula="of:=[.C185]-[.B185]+1" office:value-type="float" office:value="14310243" calcext:value-type="float">
            <text:p>14310243</text:p>
          </table:table-cell>
          <table:table-cell office:value-type="float" office:value="-0.00166302" calcext:value-type="float">
            <text:p>-0.00166302</text:p>
          </table:table-cell>
          <table:table-cell office:value-type="float" office:value="-0.00786948" calcext:value-type="float">
            <text:p>-0.0078694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21</text:p>
          </table:table-cell>
          <table:table-cell office:value-type="float" office:value="43230500" calcext:value-type="float">
            <text:p>43230500</text:p>
          </table:table-cell>
          <table:table-cell office:value-type="float" office:value="43259841" calcext:value-type="float">
            <text:p>43259841</text:p>
          </table:table-cell>
          <table:table-cell table:formula="of:=[.C186]-[.B186]+1" office:value-type="float" office:value="29342" calcext:value-type="float">
            <text:p>29342</text:p>
          </table:table-cell>
          <table:table-cell office:value-type="float" office:value="0.620208" calcext:value-type="float">
            <text:p>0.620208</text:p>
          </table:table-cell>
          <table:table-cell office:value-type="float" office:value="0.542158" calcext:value-type="float">
            <text:p>0.54215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21</text:p>
          </table:table-cell>
          <table:table-cell office:value-type="float" office:value="43259851" calcext:value-type="float">
            <text:p>43259851</text:p>
          </table:table-cell>
          <table:table-cell office:value-type="float" office:value="44152067" calcext:value-type="float">
            <text:p>44152067</text:p>
          </table:table-cell>
          <table:table-cell table:formula="of:=[.C187]-[.B187]+1" office:value-type="float" office:value="892217" calcext:value-type="float">
            <text:p>892217</text:p>
          </table:table-cell>
          <table:table-cell office:value-type="float" office:value="0.0219561" calcext:value-type="float">
            <text:p>0.0219561</text:p>
          </table:table-cell>
          <table:table-cell office:value-type="float" office:value="0.00344011" calcext:value-type="float">
            <text:p>0.003440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21</text:p>
          </table:table-cell>
          <table:table-cell office:value-type="float" office:value="44152147" calcext:value-type="float">
            <text:p>44152147</text:p>
          </table:table-cell>
          <table:table-cell office:value-type="float" office:value="48084305" calcext:value-type="float">
            <text:p>48084305</text:p>
          </table:table-cell>
          <table:table-cell table:formula="of:=[.C188]-[.B188]+1" office:value-type="float" office:value="3932159" calcext:value-type="float">
            <text:p>3932159</text:p>
          </table:table-cell>
          <table:table-cell office:value-type="float" office:value="0.193091" calcext:value-type="float">
            <text:p>0.193091</text:p>
          </table:table-cell>
          <table:table-cell office:value-type="float" office:value="0.177306" calcext:value-type="float">
            <text:p>0.1773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22</text:p>
          </table:table-cell>
          <table:table-cell office:value-type="float" office:value="17071697" calcext:value-type="float">
            <text:p>17071697</text:p>
          </table:table-cell>
          <table:table-cell office:value-type="float" office:value="20460790" calcext:value-type="float">
            <text:p>20460790</text:p>
          </table:table-cell>
          <table:table-cell table:formula="of:=[.C189]-[.B189]+1" office:value-type="float" office:value="3389094" calcext:value-type="float">
            <text:p>3389094</text:p>
          </table:table-cell>
          <table:table-cell office:value-type="float" office:value="0.00811654" calcext:value-type="float">
            <text:p>0.00811654</text:p>
          </table:table-cell>
          <table:table-cell office:value-type="float" office:value="-0.00887963" calcext:value-type="float">
            <text:p>-0.008879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22</text:p>
          </table:table-cell>
          <table:table-cell office:value-type="float" office:value="20695239" calcext:value-type="float">
            <text:p>20695239</text:p>
          </table:table-cell>
          <table:table-cell office:value-type="float" office:value="29694893" calcext:value-type="float">
            <text:p>29694893</text:p>
          </table:table-cell>
          <table:table-cell table:formula="of:=[.C190]-[.B190]+1" office:value-type="float" office:value="8999655" calcext:value-type="float">
            <text:p>8999655</text:p>
          </table:table-cell>
          <table:table-cell office:value-type="float" office:value="-0.00469068" calcext:value-type="float">
            <text:p>-0.00469068</text:p>
          </table:table-cell>
          <table:table-cell office:value-type="float" office:value="-0.0107472" calcext:value-type="float">
            <text:p>-0.010747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22</text:p>
          </table:table-cell>
          <table:table-cell office:value-type="float" office:value="29695193" calcext:value-type="float">
            <text:p>29695193</text:p>
          </table:table-cell>
          <table:table-cell office:value-type="float" office:value="41967459" calcext:value-type="float">
            <text:p>41967459</text:p>
          </table:table-cell>
          <table:table-cell table:formula="of:=[.C191]-[.B191]+1" office:value-type="float" office:value="12272267" calcext:value-type="float">
            <text:p>12272267</text:p>
          </table:table-cell>
          <table:table-cell office:value-type="float" office:value="0.084549" calcext:value-type="float">
            <text:p>0.084549</text:p>
          </table:table-cell>
          <table:table-cell office:value-type="float" office:value="0.0773389" calcext:value-type="float">
            <text:p>0.077338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22</text:p>
          </table:table-cell>
          <table:table-cell office:value-type="float" office:value="41967959" calcext:value-type="float">
            <text:p>41967959</text:p>
          </table:table-cell>
          <table:table-cell office:value-type="float" office:value="42804936" calcext:value-type="float">
            <text:p>42804936</text:p>
          </table:table-cell>
          <table:table-cell table:formula="of:=[.C192]-[.B192]+1" office:value-type="float" office:value="836978" calcext:value-type="float">
            <text:p>836978</text:p>
          </table:table-cell>
          <table:table-cell office:value-type="float" office:value="-0.0787454" calcext:value-type="float">
            <text:p>-0.0787454</text:p>
          </table:table-cell>
          <table:table-cell office:value-type="float" office:value="-0.0937176" calcext:value-type="float">
            <text:p>-0.093717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22</text:p>
          </table:table-cell>
          <table:table-cell office:value-type="float" office:value="42805436" calcext:value-type="float">
            <text:p>42805436</text:p>
          </table:table-cell>
          <table:table-cell office:value-type="float" office:value="50877108" calcext:value-type="float">
            <text:p>50877108</text:p>
          </table:table-cell>
          <table:table-cell table:formula="of:=[.C193]-[.B193]+1" office:value-type="float" office:value="8071673" calcext:value-type="float">
            <text:p>8071673</text:p>
          </table:table-cell>
          <table:table-cell office:value-type="float" office:value="0.176381" calcext:value-type="float">
            <text:p>0.176381</text:p>
          </table:table-cell>
          <table:table-cell office:value-type="float" office:value="0.169971" calcext:value-type="float">
            <text:p>0.16997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r22</text:p>
          </table:table-cell>
          <table:table-cell office:value-type="float" office:value="50877110" calcext:value-type="float">
            <text:p>50877110</text:p>
          </table:table-cell>
          <table:table-cell office:value-type="float" office:value="51220728" calcext:value-type="float">
            <text:p>51220728</text:p>
          </table:table-cell>
          <table:table-cell table:formula="of:=[.C194]-[.B194]+1" office:value-type="float" office:value="343619" calcext:value-type="float">
            <text:p>343619</text:p>
          </table:table-cell>
          <table:table-cell office:value-type="float" office:value="0.0344668" calcext:value-type="float">
            <text:p>0.0344668</text:p>
          </table:table-cell>
          <table:table-cell office:value-type="float" office:value="0.0221987" calcext:value-type="float">
            <text:p>0.022198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3T10:15:00.686154720</meta:creation-date>
    <dc:date>2022-12-13T10:33:10.338000033</dc:date>
    <meta:editing-duration>PT7M59S</meta:editing-duration>
    <meta:editing-cycles>1</meta:editing-cycles>
    <meta:document-statistic meta:table-count="1" meta:cell-count="1759" meta:object-count="0"/>
    <meta:generator>LibreOffice/7.3.6.2$Linux_X86_64 LibreOffice_project/30$Build-2</meta:generator>
  </office:meta>
</office:document-meta>
</file>